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49pt"/>
    </style:style>
    <style:style style:name="co2" style:family="table-column">
      <style:table-column-properties fo:break-before="auto" style:column-width="63.61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aliseNSegRa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NSEGRATE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VR_SEGS_COUNT</text:p>
          </table:table-cell>
        </table:table-row>
        <table:table-row table:style-name="ro1">
          <table:table-cell office:value-type="string" calcext:value-type="string">
            <text:p>C99 10 <text:s/>3 T</text:p>
          </table:table-cell>
          <table:table-cell office:value-type="float" office:value="0.1" calcext:value-type="float">
            <text:p>0.1</text:p>
          </table:table-cell>
          <table:table-cell office:value-type="float" office:value="0.507655" calcext:value-type="float">
            <text:p>0.507655</text:p>
          </table:table-cell>
          <table:table-cell office:value-type="float" office:value="0.491141" calcext:value-type="float">
            <text:p>0.491141</text:p>
          </table:table-cell>
          <table:table-cell office:value-type="float" office:value="0.542296" calcext:value-type="float">
            <text:p>0.542296</text:p>
          </table:table-cell>
          <table:table-cell office:value-type="float" office:value="0.665873" calcext:value-type="float">
            <text:p>0.665873</text:p>
          </table:table-cell>
          <table:table-cell office:value-type="float" office:value="0.085594" calcext:value-type="float">
            <text:p>0.085594</text:p>
          </table:table-cell>
          <table:table-cell office:value-type="float" office:value="0.142523" calcext:value-type="float">
            <text:p>0.142523</text:p>
          </table:table-cell>
          <table:table-cell office:value-type="float" office:value="3.166667" calcext:value-type="float">
            <text:p>3.166667</text:p>
          </table:table-cell>
        </table:table-row>
        <table:table-row table:style-name="ro1">
          <table:table-cell office:value-type="string" calcext:value-type="string">
            <text:p>C99 15 <text:s/>3 T</text:p>
          </table:table-cell>
          <table:table-cell office:value-type="float" office:value="0.15" calcext:value-type="float">
            <text:p>0.15</text:p>
          </table:table-cell>
          <table:table-cell office:value-type="float" office:value="0.472035" calcext:value-type="float">
            <text:p>0.472035</text:p>
          </table:table-cell>
          <table:table-cell office:value-type="float" office:value="0.453785" calcext:value-type="float">
            <text:p>0.453785</text:p>
          </table:table-cell>
          <table:table-cell office:value-type="float" office:value="0.570406" calcext:value-type="float">
            <text:p>0.570406</text:p>
          </table:table-cell>
          <table:table-cell office:value-type="float" office:value="0.665873" calcext:value-type="float">
            <text:p>0.665873</text:p>
          </table:table-cell>
          <table:table-cell office:value-type="float" office:value="0.175652" calcext:value-type="float">
            <text:p>0.175652</text:p>
          </table:table-cell>
          <table:table-cell office:value-type="float" office:value="0.270103" calcext:value-type="float">
            <text:p>0.270103</text:p>
          </table:table-cell>
          <table:table-cell office:value-type="float" office:value="4.666667" calcext:value-type="float">
            <text:p>4.666667</text:p>
          </table:table-cell>
        </table:table-row>
        <table:table-row table:style-name="ro1">
          <table:table-cell office:value-type="string" calcext:value-type="string">
            <text:p>C99 20 <text:s/>3 T</text:p>
          </table:table-cell>
          <table:table-cell office:value-type="float" office:value="0.2" calcext:value-type="float">
            <text:p>0.2</text:p>
          </table:table-cell>
          <table:table-cell office:value-type="float" office:value="0.463104" calcext:value-type="float">
            <text:p>0.463104</text:p>
          </table:table-cell>
          <table:table-cell office:value-type="float" office:value="0.444853" calcext:value-type="float">
            <text:p>0.444853</text:p>
          </table:table-cell>
          <table:table-cell office:value-type="float" office:value="0.580929" calcext:value-type="float">
            <text:p>0.580929</text:p>
          </table:table-cell>
          <table:table-cell office:value-type="float" office:value="0.671528" calcext:value-type="float">
            <text:p>0.671528</text:p>
          </table:table-cell>
          <table:table-cell office:value-type="float" office:value="0.242097" calcext:value-type="float">
            <text:p>0.242097</text:p>
          </table:table-cell>
          <table:table-cell office:value-type="float" office:value="0.338946" calcext:value-type="float">
            <text:p>0.338946</text:p>
          </table:table-cell>
          <table:table-cell office:value-type="float" office:value="6.083333" calcext:value-type="float">
            <text:p>6.083333</text:p>
          </table:table-cell>
        </table:table-row>
        <table:table-row table:style-name="ro1">
          <table:table-cell office:value-type="string" calcext:value-type="string">
            <text:p>C99 25 <text:s/>3 T</text:p>
          </table:table-cell>
          <table:table-cell office:value-type="float" office:value="0.25" calcext:value-type="float">
            <text:p>0.25</text:p>
          </table:table-cell>
          <table:table-cell office:value-type="float" office:value="0.444961" calcext:value-type="float">
            <text:p>0.444961</text:p>
          </table:table-cell>
          <table:table-cell office:value-type="float" office:value="0.422942" calcext:value-type="float">
            <text:p>0.422942</text:p>
          </table:table-cell>
          <table:table-cell office:value-type="float" office:value="0.601963" calcext:value-type="float">
            <text:p>0.601963</text:p>
          </table:table-cell>
          <table:table-cell office:value-type="float" office:value="0.674794" calcext:value-type="float">
            <text:p>0.674794</text:p>
          </table:table-cell>
          <table:table-cell office:value-type="float" office:value="0.324278" calcext:value-type="float">
            <text:p>0.324278</text:p>
          </table:table-cell>
          <table:table-cell office:value-type="float" office:value="0.420554" calcext:value-type="float">
            <text:p>0.420554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C99 30 <text:s/>3 T</text:p>
          </table:table-cell>
          <table:table-cell office:value-type="float" office:value="0.3" calcext:value-type="float">
            <text:p>0.3</text:p>
          </table:table-cell>
          <table:table-cell office:value-type="float" office:value="0.434372" calcext:value-type="float">
            <text:p>0.434372</text:p>
          </table:table-cell>
          <table:table-cell office:value-type="float" office:value="0.406552" calcext:value-type="float">
            <text:p>0.406552</text:p>
          </table:table-cell>
          <table:table-cell office:value-type="float" office:value="0.606582" calcext:value-type="float">
            <text:p>0.606582</text:p>
          </table:table-cell>
          <table:table-cell office:value-type="float" office:value="0.654597" calcext:value-type="float">
            <text:p>0.654597</text:p>
          </table:table-cell>
          <table:table-cell office:value-type="float" office:value="0.375571" calcext:value-type="float">
            <text:p>0.375571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C99 35 <text:s/>3 T</text:p>
          </table:table-cell>
          <table:table-cell office:value-type="float" office:value="0.35" calcext:value-type="float">
            <text:p>0.35</text:p>
          </table:table-cell>
          <table:table-cell office:value-type="float" office:value="0.424927" calcext:value-type="float">
            <text:p>0.424927</text:p>
          </table:table-cell>
          <table:table-cell office:value-type="float" office:value="0.395074" calcext:value-type="float">
            <text:p>0.395074</text:p>
          </table:table-cell>
          <table:table-cell office:value-type="float" office:value="0.622591" calcext:value-type="float">
            <text:p>0.622591</text:p>
          </table:table-cell>
          <table:table-cell office:value-type="float" office:value="0.650903" calcext:value-type="float">
            <text:p>0.650903</text:p>
          </table:table-cell>
          <table:table-cell office:value-type="float" office:value="0.449257" calcext:value-type="float">
            <text:p>0.449257</text:p>
          </table:table-cell>
          <table:table-cell office:value-type="float" office:value="0.511956" calcext:value-type="float">
            <text:p>0.511956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string" calcext:value-type="string">
            <text:p>C99 40 <text:s/>3 T</text:p>
          </table:table-cell>
          <table:table-cell office:value-type="float" office:value="0.4" calcext:value-type="float">
            <text:p>0.4</text:p>
          </table:table-cell>
          <table:table-cell office:value-type="float" office:value="0.451969" calcext:value-type="float">
            <text:p>0.451969</text:p>
          </table:table-cell>
          <table:table-cell office:value-type="float" office:value="0.422116" calcext:value-type="float">
            <text:p>0.422116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609747" calcext:value-type="float">
            <text:p>0.609747</text:p>
          </table:table-cell>
          <table:table-cell office:value-type="float" office:value="0.47932" calcext:value-type="float">
            <text:p>0.47932</text:p>
          </table:table-cell>
          <table:table-cell office:value-type="float" office:value="0.515357" calcext:value-type="float">
            <text:p>0.515357</text:p>
          </table:table-cell>
          <table:table-cell office:value-type="float" office:value="12.083333" calcext:value-type="float">
            <text:p>12.083333</text:p>
          </table:table-cell>
        </table:table-row>
        <table:table-row table:style-name="ro1">
          <table:table-cell office:value-type="string" calcext:value-type="string">
            <text:p>C99 44 <text:s/>3 T</text:p>
          </table:table-cell>
          <table:table-cell office:value-type="float" office:value="0.45" calcext:value-type="float">
            <text:p>0.45</text:p>
          </table:table-cell>
          <table:table-cell office:value-type="float" office:value="0.478806" calcext:value-type="float">
            <text:p>0.478806</text:p>
          </table:table-cell>
          <table:table-cell office:value-type="float" office:value="0.446921" calcext:value-type="float">
            <text:p>0.446921</text:p>
          </table:table-cell>
          <table:table-cell office:value-type="float" office:value="0.587398" calcext:value-type="float">
            <text:p>0.587398</text:p>
          </table:table-cell>
          <table:table-cell office:value-type="float" office:value="0.568744" calcext:value-type="float">
            <text:p>0.568744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.525087" calcext:value-type="float">
            <text:p>0.525087</text:p>
          </table:table-cell>
          <table:table-cell office:value-type="float" office:value="13.833333" calcext:value-type="float">
            <text:p>13.833333</text:p>
          </table:table-cell>
        </table:table-row>
        <table:table-row table:style-name="ro1">
          <table:table-cell office:value-type="string" calcext:value-type="string">
            <text:p>C99 49 <text:s/>3 T</text:p>
          </table:table-cell>
          <table:table-cell office:value-type="float" office:value="0.5" calcext:value-type="float">
            <text:p>0.5</text:p>
          </table:table-cell>
          <table:table-cell office:value-type="float" office:value="0.498708" calcext:value-type="float">
            <text:p>0.498708</text:p>
          </table:table-cell>
          <table:table-cell office:value-type="float" office:value="0.45755" calcext:value-type="float">
            <text:p>0.45755</text:p>
          </table:table-cell>
          <table:table-cell office:value-type="float" office:value="0.576992" calcext:value-type="float">
            <text:p>0.576992</text:p>
          </table:table-cell>
          <table:table-cell office:value-type="float" office:value="0.547201" calcext:value-type="float">
            <text:p>0.547201</text:p>
          </table:table-cell>
          <table:table-cell office:value-type="float" office:value="0.565969" calcext:value-type="float">
            <text:p>0.565969</text:p>
          </table:table-cell>
          <table:table-cell office:value-type="float" office:value="0.538997" calcext:value-type="float">
            <text:p>0.538997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C99 54 <text:s/>3 T</text:p>
          </table:table-cell>
          <table:table-cell office:value-type="float" office:value="0.55" calcext:value-type="float">
            <text:p>0.55</text:p>
          </table:table-cell>
          <table:table-cell office:value-type="float" office:value="0.488714" calcext:value-type="float">
            <text:p>0.488714</text:p>
          </table:table-cell>
          <table:table-cell office:value-type="float" office:value="0.447259" calcext:value-type="float">
            <text:p>0.447259</text:p>
          </table:table-cell>
          <table:table-cell office:value-type="float" office:value="0.58725" calcext:value-type="float">
            <text:p>0.58725</text:p>
          </table:table-cell>
          <table:table-cell office:value-type="float" office:value="0.559004" calcext:value-type="float">
            <text:p>0.559004</text:p>
          </table:table-cell>
          <table:table-cell office:value-type="float" office:value="0.621663" calcext:value-type="float">
            <text:p>0.621663</text:p>
          </table:table-cell>
          <table:table-cell office:value-type="float" office:value="0.567412" calcext:value-type="float">
            <text:p>0.567412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string" calcext:value-type="string">
            <text:p>C99 60 <text:s/>3 T</text:p>
          </table:table-cell>
          <table:table-cell office:value-type="float" office:value="0.6" calcext:value-type="float">
            <text:p>0.6</text:p>
          </table:table-cell>
          <table:table-cell office:value-type="float" office:value="0.487025" calcext:value-type="float">
            <text:p>0.487025</text:p>
          </table:table-cell>
          <table:table-cell office:value-type="float" office:value="0.440066" calcext:value-type="float">
            <text:p>0.440066</text:p>
          </table:table-cell>
          <table:table-cell office:value-type="float" office:value="0.591776" calcext:value-type="float">
            <text:p>0.591776</text:p>
          </table:table-cell>
          <table:table-cell office:value-type="float" office:value="0.554819" calcext:value-type="float">
            <text:p>0.554819</text:p>
          </table:table-cell>
          <table:table-cell office:value-type="float" office:value="0.677883" calcext:value-type="float">
            <text:p>0.677883</text:p>
          </table:table-cell>
          <table:table-cell office:value-type="float" office:value="0.590706" calcext:value-type="float">
            <text:p>0.59070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 office:value-type="string" calcext:value-type="string">
            <text:p>C99 65 <text:s/>3 T</text:p>
          </table:table-cell>
          <table:table-cell office:value-type="float" office:value="0.65" calcext:value-type="float">
            <text:p>0.65</text:p>
          </table:table-cell>
          <table:table-cell office:value-type="float" office:value="0.480662" calcext:value-type="float">
            <text:p>0.480662</text:p>
          </table:table-cell>
          <table:table-cell office:value-type="float" office:value="0.430823" calcext:value-type="float">
            <text:p>0.430823</text:p>
          </table:table-cell>
          <table:table-cell office:value-type="float" office:value="0.602761" calcext:value-type="float">
            <text:p>0.602761</text:p>
          </table:table-cell>
          <table:table-cell office:value-type="float" office:value="0.562029" calcext:value-type="float">
            <text:p>0.562029</text:p>
          </table:table-cell>
          <table:table-cell office:value-type="float" office:value="0.742776" calcext:value-type="float">
            <text:p>0.742776</text:p>
          </table:table-cell>
          <table:table-cell office:value-type="float" office:value="0.618095" calcext:value-type="float">
            <text:p>0.618095</text:p>
          </table:table-cell>
          <table:table-cell office:value-type="float" office:value="19.833333" calcext:value-type="float">
            <text:p>19.833333</text:p>
          </table:table-cell>
        </table:table-row>
        <table:table-row table:style-name="ro1">
          <table:table-cell office:value-type="string" calcext:value-type="string">
            <text:p>C99 70 <text:s/>3 T</text:p>
          </table:table-cell>
          <table:table-cell office:value-type="float" office:value="0.7" calcext:value-type="float">
            <text:p>0.7</text:p>
          </table:table-cell>
          <table:table-cell office:value-type="float" office:value="0.484867" calcext:value-type="float">
            <text:p>0.484867</text:p>
          </table:table-cell>
          <table:table-cell office:value-type="float" office:value="0.430963" calcext:value-type="float">
            <text:p>0.430963</text:p>
          </table:table-cell>
          <table:table-cell office:value-type="float" office:value="0.601639" calcext:value-type="float">
            <text:p>0.601639</text:p>
          </table:table-cell>
          <table:table-cell office:value-type="float" office:value="0.553186" calcext:value-type="float">
            <text:p>0.553186</text:p>
          </table:table-cell>
          <table:table-cell office:value-type="float" office:value="0.797144" calcext:value-type="float">
            <text:p>0.797144</text:p>
          </table:table-cell>
          <table:table-cell office:value-type="float" office:value="0.632842" calcext:value-type="float">
            <text:p>0.632842</text:p>
          </table:table-cell>
          <table:table-cell office:value-type="float" office:value="21.416667" calcext:value-type="float">
            <text:p>21.416667</text:p>
          </table:table-cell>
        </table:table-row>
        <table:table-row table:style-name="ro1">
          <table:table-cell office:value-type="string" calcext:value-type="string">
            <text:p>C99 75 <text:s/>3 T</text:p>
          </table:table-cell>
          <table:table-cell office:value-type="float" office:value="0.75" calcext:value-type="float">
            <text:p>0.75</text:p>
          </table:table-cell>
          <table:table-cell office:value-type="float" office:value="0.492842" calcext:value-type="float">
            <text:p>0.492842</text:p>
          </table:table-cell>
          <table:table-cell office:value-type="float" office:value="0.420391" calcext:value-type="float">
            <text:p>0.420391</text:p>
          </table:table-cell>
          <table:table-cell office:value-type="float" office:value="0.60595" calcext:value-type="float">
            <text:p>0.60595</text:p>
          </table:table-cell>
          <table:table-cell office:value-type="float" office:value="0.554048" calcext:value-type="float">
            <text:p>0.554048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650778" calcext:value-type="float">
            <text:p>0.6507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99 80 <text:s/>3 T</text:p>
          </table:table-cell>
          <table:table-cell office:value-type="float" office:value="0.8" calcext:value-type="float">
            <text:p>0.8</text:p>
          </table:table-cell>
          <table:table-cell office:value-type="float" office:value="0.502423" calcext:value-type="float">
            <text:p>0.502423</text:p>
          </table:table-cell>
          <table:table-cell office:value-type="float" office:value="0.41693" calcext:value-type="float">
            <text:p>0.41693</text:p>
          </table:table-cell>
          <table:table-cell office:value-type="float" office:value="0.603466" calcext:value-type="float">
            <text:p>0.603466</text:p>
          </table:table-cell>
          <table:table-cell office:value-type="float" office:value="0.547832" calcext:value-type="float">
            <text:p>0.547832</text:p>
          </table:table-cell>
          <table:table-cell office:value-type="float" office:value="0.892385" calcext:value-type="float">
            <text:p>0.892385</text:p>
          </table:table-cell>
          <table:table-cell office:value-type="float" office:value="0.659391" calcext:value-type="float">
            <text:p>0.659391</text:p>
          </table:table-cell>
          <table:table-cell office:value-type="float" office:value="24.416667" calcext:value-type="float">
            <text:p>24.416667</text:p>
          </table:table-cell>
        </table:table-row>
        <table:table-row table:style-name="ro1">
          <table:table-cell office:value-type="string" calcext:value-type="string">
            <text:p>C99 85 <text:s/>3 T</text:p>
          </table:table-cell>
          <table:table-cell office:value-type="float" office:value="0.85" calcext:value-type="float">
            <text:p>0.85</text:p>
          </table:table-cell>
          <table:table-cell office:value-type="float" office:value="0.522315" calcext:value-type="float">
            <text:p>0.522315</text:p>
          </table:table-cell>
          <table:table-cell office:value-type="float" office:value="0.421155" calcext:value-type="float">
            <text:p>0.421155</text:p>
          </table:table-cell>
          <table:table-cell office:value-type="float" office:value="0.591859" calcext:value-type="float">
            <text:p>0.591859</text:p>
          </table:table-cell>
          <table:table-cell office:value-type="float" office:value="0.542475" calcext:value-type="float">
            <text:p>0.542475</text:p>
          </table:table-cell>
          <table:table-cell office:value-type="float" office:value="0.933559" calcext:value-type="float">
            <text:p>0.933559</text:p>
          </table:table-cell>
          <table:table-cell office:value-type="float" office:value="0.664192" calcext:value-type="float">
            <text:p>0.664192</text:p>
          </table:table-cell>
          <table:table-cell office:value-type="float" office:value="25.916667" calcext:value-type="float">
            <text:p>25.916667</text:p>
          </table:table-cell>
        </table:table-row>
        <table:table-row table:style-name="ro1">
          <table:table-cell office:value-type="string" calcext:value-type="string">
            <text:p>C99 90 <text:s/>3 T</text:p>
          </table:table-cell>
          <table:table-cell office:value-type="float" office:value="0.9" calcext:value-type="float">
            <text:p>0.9</text:p>
          </table:table-cell>
          <table:table-cell office:value-type="float" office:value="0.555565" calcext:value-type="float">
            <text:p>0.555565</text:p>
          </table:table-cell>
          <table:table-cell office:value-type="float" office:value="0.439331" calcext:value-type="float">
            <text:p>0.439331</text:p>
          </table:table-cell>
          <table:table-cell office:value-type="float" office:value="0.566561" calcext:value-type="float">
            <text:p>0.566561</text:p>
          </table:table-cell>
          <table:table-cell office:value-type="float" office:value="0.522982" calcext:value-type="float">
            <text:p>0.522982</text:p>
          </table:table-cell>
          <table:table-cell office:value-type="float" office:value="0.956872" calcext:value-type="float">
            <text:p>0.956872</text:p>
          </table:table-cell>
          <table:table-cell office:value-type="float" office:value="0.656317" calcext:value-type="float">
            <text:p>0.656317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C99 95 <text:s/>3 T</text:p>
          </table:table-cell>
          <table:table-cell office:value-type="float" office:value="0.95" calcext:value-type="float">
            <text:p>0.95</text:p>
          </table:table-cell>
          <table:table-cell office:value-type="float" office:value="0.593736" calcext:value-type="float">
            <text:p>0.593736</text:p>
          </table:table-cell>
          <table:table-cell office:value-type="float" office:value="0.458954" calcext:value-type="float">
            <text:p>0.458954</text:p>
          </table:table-cell>
          <table:table-cell office:value-type="float" office:value="0.53885" calcext:value-type="float">
            <text:p>0.53885</text:p>
          </table:table-cell>
          <table:table-cell office:value-type="float" office:value="0.507739" calcext:value-type="float">
            <text:p>0.507739</text:p>
          </table:table-cell>
          <table:table-cell office:value-type="float" office:value="0.974729" calcext:value-type="float">
            <text:p>0.974729</text:p>
          </table:table-cell>
          <table:table-cell office:value-type="float" office:value="0.647912" calcext:value-type="float">
            <text:p>0.647912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C99" table:style-name="ta1">
        <table:shapes>
          <draw:frame draw:z-index="0" draw:style-name="gr1" draw:text-style-name="P1" svg:width="542.04pt" svg:height="255.26pt" svg:x="69.51pt" svg:y="281.57pt">
            <loext:p draw:notify-on-update-of-ranges="C99.C4:C99.C21 C99.D3:C99.D3 C99.D4:C99.D21 C99.E3:C99.E3 C99.E4:C99.E21 C99.F3:C99.F3 C99.F4:C99.F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5" table:default-cell-style-name="ce1"/>
        <table:table-column table:style-name="co5" table:number-columns-repeated="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NSEGRATE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VR_SEGS_COUNT</text:p>
          </table:table-cell>
        </table:table-row>
        <table:table-row table:style-name="ro1">
          <table:table-cell/>
          <table:table-cell office:value-type="string" calcext:value-type="string">
            <text:p>C99 10 <text:s/>3 T</text:p>
          </table:table-cell>
          <table:table-cell office:value-type="float" office:value="0.1" calcext:value-type="float">
            <text:p>0.10</text:p>
          </table:table-cell>
          <table:table-cell office:value-type="float" office:value="0.507655" calcext:value-type="float">
            <text:p>0.507655</text:p>
          </table:table-cell>
          <table:table-cell office:value-type="float" office:value="0.491141" calcext:value-type="float">
            <text:p>0.491141</text:p>
          </table:table-cell>
          <table:table-cell office:value-type="float" office:value="0.542296" calcext:value-type="float">
            <text:p>0.542296</text:p>
          </table:table-cell>
          <table:table-cell office:value-type="float" office:value="0.665873" calcext:value-type="float">
            <text:p>0.665873</text:p>
          </table:table-cell>
          <table:table-cell office:value-type="float" office:value="0.085594" calcext:value-type="float">
            <text:p>0.085594</text:p>
          </table:table-cell>
          <table:table-cell office:value-type="float" office:value="0.142523" calcext:value-type="float">
            <text:p>0.142523</text:p>
          </table:table-cell>
          <table:table-cell office:value-type="float" office:value="3.166667" calcext:value-type="float">
            <text:p>3.166667</text:p>
          </table:table-cell>
        </table:table-row>
        <table:table-row table:style-name="ro1">
          <table:table-cell/>
          <table:table-cell office:value-type="string" calcext:value-type="string">
            <text:p>C99 15 <text:s/>3 T</text:p>
          </table:table-cell>
          <table:table-cell office:value-type="float" office:value="0.15" calcext:value-type="float">
            <text:p>0.15</text:p>
          </table:table-cell>
          <table:table-cell office:value-type="float" office:value="0.472035" calcext:value-type="float">
            <text:p>0.472035</text:p>
          </table:table-cell>
          <table:table-cell office:value-type="float" office:value="0.453785" calcext:value-type="float">
            <text:p>0.453785</text:p>
          </table:table-cell>
          <table:table-cell office:value-type="float" office:value="0.570406" calcext:value-type="float">
            <text:p>0.570406</text:p>
          </table:table-cell>
          <table:table-cell office:value-type="float" office:value="0.665873" calcext:value-type="float">
            <text:p>0.665873</text:p>
          </table:table-cell>
          <table:table-cell office:value-type="float" office:value="0.175652" calcext:value-type="float">
            <text:p>0.175652</text:p>
          </table:table-cell>
          <table:table-cell office:value-type="float" office:value="0.270103" calcext:value-type="float">
            <text:p>0.270103</text:p>
          </table:table-cell>
          <table:table-cell office:value-type="float" office:value="4.666667" calcext:value-type="float">
            <text:p>4.666667</text:p>
          </table:table-cell>
        </table:table-row>
        <table:table-row table:style-name="ro1">
          <table:table-cell/>
          <table:table-cell office:value-type="string" calcext:value-type="string">
            <text:p>C99 20 <text:s/>3 T</text:p>
          </table:table-cell>
          <table:table-cell office:value-type="float" office:value="0.2" calcext:value-type="float">
            <text:p>0.20</text:p>
          </table:table-cell>
          <table:table-cell office:value-type="float" office:value="0.463104" calcext:value-type="float">
            <text:p>0.463104</text:p>
          </table:table-cell>
          <table:table-cell office:value-type="float" office:value="0.444853" calcext:value-type="float">
            <text:p>0.444853</text:p>
          </table:table-cell>
          <table:table-cell office:value-type="float" office:value="0.580929" calcext:value-type="float">
            <text:p>0.580929</text:p>
          </table:table-cell>
          <table:table-cell office:value-type="float" office:value="0.671528" calcext:value-type="float">
            <text:p>0.671528</text:p>
          </table:table-cell>
          <table:table-cell office:value-type="float" office:value="0.242097" calcext:value-type="float">
            <text:p>0.242097</text:p>
          </table:table-cell>
          <table:table-cell office:value-type="float" office:value="0.338946" calcext:value-type="float">
            <text:p>0.338946</text:p>
          </table:table-cell>
          <table:table-cell office:value-type="float" office:value="6.083333" calcext:value-type="float">
            <text:p>6.083333</text:p>
          </table:table-cell>
        </table:table-row>
        <table:table-row table:style-name="ro1">
          <table:table-cell/>
          <table:table-cell office:value-type="string" calcext:value-type="string">
            <text:p>C99 25 <text:s/>3 T</text:p>
          </table:table-cell>
          <table:table-cell office:value-type="float" office:value="0.25" calcext:value-type="float">
            <text:p>0.25</text:p>
          </table:table-cell>
          <table:table-cell office:value-type="float" office:value="0.444961" calcext:value-type="float">
            <text:p>0.444961</text:p>
          </table:table-cell>
          <table:table-cell office:value-type="float" office:value="0.422942" calcext:value-type="float">
            <text:p>0.422942</text:p>
          </table:table-cell>
          <table:table-cell office:value-type="float" office:value="0.601963" calcext:value-type="float">
            <text:p>0.601963</text:p>
          </table:table-cell>
          <table:table-cell office:value-type="float" office:value="0.674794" calcext:value-type="float">
            <text:p>0.674794</text:p>
          </table:table-cell>
          <table:table-cell office:value-type="float" office:value="0.324278" calcext:value-type="float">
            <text:p>0.324278</text:p>
          </table:table-cell>
          <table:table-cell office:value-type="float" office:value="0.420554" calcext:value-type="float">
            <text:p>0.420554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/>
          <table:table-cell office:value-type="string" calcext:value-type="string">
            <text:p>C99 30 <text:s/>3 T</text:p>
          </table:table-cell>
          <table:table-cell office:value-type="float" office:value="0.3" calcext:value-type="float">
            <text:p>0.30</text:p>
          </table:table-cell>
          <table:table-cell office:value-type="float" office:value="0.434372" calcext:value-type="float">
            <text:p>0.434372</text:p>
          </table:table-cell>
          <table:table-cell office:value-type="float" office:value="0.406552" calcext:value-type="float">
            <text:p>0.406552</text:p>
          </table:table-cell>
          <table:table-cell office:value-type="float" office:value="0.606582" calcext:value-type="float">
            <text:p>0.606582</text:p>
          </table:table-cell>
          <table:table-cell office:value-type="float" office:value="0.654597" calcext:value-type="float">
            <text:p>0.654597</text:p>
          </table:table-cell>
          <table:table-cell office:value-type="float" office:value="0.375571" calcext:value-type="float">
            <text:p>0.375571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/>
          <table:table-cell office:value-type="string" calcext:value-type="string">
            <text:p>C99 35 <text:s/>3 T</text:p>
          </table:table-cell>
          <table:table-cell office:value-type="float" office:value="0.35" calcext:value-type="float">
            <text:p>0.35</text:p>
          </table:table-cell>
          <table:table-cell office:value-type="float" office:value="0.424927" calcext:value-type="float">
            <text:p>0.424927</text:p>
          </table:table-cell>
          <table:table-cell office:value-type="float" office:value="0.395074" calcext:value-type="float">
            <text:p>0.395074</text:p>
          </table:table-cell>
          <table:table-cell office:value-type="float" office:value="0.622591" calcext:value-type="float">
            <text:p>0.622591</text:p>
          </table:table-cell>
          <table:table-cell office:value-type="float" office:value="0.650903" calcext:value-type="float">
            <text:p>0.650903</text:p>
          </table:table-cell>
          <table:table-cell office:value-type="float" office:value="0.449257" calcext:value-type="float">
            <text:p>0.449257</text:p>
          </table:table-cell>
          <table:table-cell office:value-type="float" office:value="0.511956" calcext:value-type="float">
            <text:p>0.511956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C99 40 <text:s/>3 T</text:p>
          </table:table-cell>
          <table:table-cell office:value-type="float" office:value="0.4" calcext:value-type="float">
            <text:p>0.40</text:p>
          </table:table-cell>
          <table:table-cell office:value-type="float" office:value="0.451969" calcext:value-type="float">
            <text:p>0.451969</text:p>
          </table:table-cell>
          <table:table-cell office:value-type="float" office:value="0.422116" calcext:value-type="float">
            <text:p>0.422116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609747" calcext:value-type="float">
            <text:p>0.609747</text:p>
          </table:table-cell>
          <table:table-cell office:value-type="float" office:value="0.47932" calcext:value-type="float">
            <text:p>0.47932</text:p>
          </table:table-cell>
          <table:table-cell office:value-type="float" office:value="0.515357" calcext:value-type="float">
            <text:p>0.515357</text:p>
          </table:table-cell>
          <table:table-cell office:value-type="float" office:value="12.083333" calcext:value-type="float">
            <text:p>12.083333</text:p>
          </table:table-cell>
        </table:table-row>
        <table:table-row table:style-name="ro1">
          <table:table-cell/>
          <table:table-cell office:value-type="string" calcext:value-type="string">
            <text:p>C99 44 <text:s/>3 T</text:p>
          </table:table-cell>
          <table:table-cell office:value-type="float" office:value="0.45" calcext:value-type="float">
            <text:p>0.45</text:p>
          </table:table-cell>
          <table:table-cell office:value-type="float" office:value="0.478806" calcext:value-type="float">
            <text:p>0.478806</text:p>
          </table:table-cell>
          <table:table-cell office:value-type="float" office:value="0.446921" calcext:value-type="float">
            <text:p>0.446921</text:p>
          </table:table-cell>
          <table:table-cell office:value-type="float" office:value="0.587398" calcext:value-type="float">
            <text:p>0.587398</text:p>
          </table:table-cell>
          <table:table-cell office:value-type="float" office:value="0.568744" calcext:value-type="float">
            <text:p>0.568744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.525087" calcext:value-type="float">
            <text:p>0.525087</text:p>
          </table:table-cell>
          <table:table-cell office:value-type="float" office:value="13.833333" calcext:value-type="float">
            <text:p>13.833333</text:p>
          </table:table-cell>
        </table:table-row>
        <table:table-row table:style-name="ro1">
          <table:table-cell/>
          <table:table-cell office:value-type="string" calcext:value-type="string">
            <text:p>C99 49 <text:s/>3 T</text:p>
          </table:table-cell>
          <table:table-cell office:value-type="float" office:value="0.5" calcext:value-type="float">
            <text:p>0.50</text:p>
          </table:table-cell>
          <table:table-cell office:value-type="float" office:value="0.498708" calcext:value-type="float">
            <text:p>0.498708</text:p>
          </table:table-cell>
          <table:table-cell office:value-type="float" office:value="0.45755" calcext:value-type="float">
            <text:p>0.45755</text:p>
          </table:table-cell>
          <table:table-cell office:value-type="float" office:value="0.576992" calcext:value-type="float">
            <text:p>0.576992</text:p>
          </table:table-cell>
          <table:table-cell office:value-type="float" office:value="0.547201" calcext:value-type="float">
            <text:p>0.547201</text:p>
          </table:table-cell>
          <table:table-cell office:value-type="float" office:value="0.565969" calcext:value-type="float">
            <text:p>0.565969</text:p>
          </table:table-cell>
          <table:table-cell office:value-type="float" office:value="0.538997" calcext:value-type="float">
            <text:p>0.538997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C99 54 <text:s/>3 T</text:p>
          </table:table-cell>
          <table:table-cell office:value-type="float" office:value="0.55" calcext:value-type="float">
            <text:p>0.55</text:p>
          </table:table-cell>
          <table:table-cell office:value-type="float" office:value="0.488714" calcext:value-type="float">
            <text:p>0.488714</text:p>
          </table:table-cell>
          <table:table-cell office:value-type="float" office:value="0.447259" calcext:value-type="float">
            <text:p>0.447259</text:p>
          </table:table-cell>
          <table:table-cell office:value-type="float" office:value="0.58725" calcext:value-type="float">
            <text:p>0.58725</text:p>
          </table:table-cell>
          <table:table-cell office:value-type="float" office:value="0.559004" calcext:value-type="float">
            <text:p>0.559004</text:p>
          </table:table-cell>
          <table:table-cell office:value-type="float" office:value="0.621663" calcext:value-type="float">
            <text:p>0.621663</text:p>
          </table:table-cell>
          <table:table-cell office:value-type="float" office:value="0.567412" calcext:value-type="float">
            <text:p>0.567412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/>
          <table:table-cell office:value-type="string" calcext:value-type="string">
            <text:p>C99 60 <text:s/>3 T</text:p>
          </table:table-cell>
          <table:table-cell office:value-type="float" office:value="0.6" calcext:value-type="float">
            <text:p>0.60</text:p>
          </table:table-cell>
          <table:table-cell office:value-type="float" office:value="0.487025" calcext:value-type="float">
            <text:p>0.487025</text:p>
          </table:table-cell>
          <table:table-cell office:value-type="float" office:value="0.440066" calcext:value-type="float">
            <text:p>0.440066</text:p>
          </table:table-cell>
          <table:table-cell office:value-type="float" office:value="0.591776" calcext:value-type="float">
            <text:p>0.591776</text:p>
          </table:table-cell>
          <table:table-cell office:value-type="float" office:value="0.554819" calcext:value-type="float">
            <text:p>0.554819</text:p>
          </table:table-cell>
          <table:table-cell office:value-type="float" office:value="0.677883" calcext:value-type="float">
            <text:p>0.677883</text:p>
          </table:table-cell>
          <table:table-cell office:value-type="float" office:value="0.590706" calcext:value-type="float">
            <text:p>0.590706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/>
          <table:table-cell office:value-type="string" calcext:value-type="string">
            <text:p>C99 65 <text:s/>3 T</text:p>
          </table:table-cell>
          <table:table-cell office:value-type="float" office:value="0.65" calcext:value-type="float">
            <text:p>0.65</text:p>
          </table:table-cell>
          <table:table-cell office:value-type="float" office:value="0.480662" calcext:value-type="float">
            <text:p>0.480662</text:p>
          </table:table-cell>
          <table:table-cell office:value-type="float" office:value="0.430823" calcext:value-type="float">
            <text:p>0.430823</text:p>
          </table:table-cell>
          <table:table-cell office:value-type="float" office:value="0.602761" calcext:value-type="float">
            <text:p>0.602761</text:p>
          </table:table-cell>
          <table:table-cell office:value-type="float" office:value="0.562029" calcext:value-type="float">
            <text:p>0.562029</text:p>
          </table:table-cell>
          <table:table-cell office:value-type="float" office:value="0.742776" calcext:value-type="float">
            <text:p>0.742776</text:p>
          </table:table-cell>
          <table:table-cell office:value-type="float" office:value="0.618095" calcext:value-type="float">
            <text:p>0.618095</text:p>
          </table:table-cell>
          <table:table-cell office:value-type="float" office:value="19.833333" calcext:value-type="float">
            <text:p>19.833333</text:p>
          </table:table-cell>
        </table:table-row>
        <table:table-row table:style-name="ro1">
          <table:table-cell/>
          <table:table-cell office:value-type="string" calcext:value-type="string">
            <text:p>C99 70 <text:s/>3 T</text:p>
          </table:table-cell>
          <table:table-cell office:value-type="float" office:value="0.7" calcext:value-type="float">
            <text:p>0.70</text:p>
          </table:table-cell>
          <table:table-cell office:value-type="float" office:value="0.484867" calcext:value-type="float">
            <text:p>0.484867</text:p>
          </table:table-cell>
          <table:table-cell office:value-type="float" office:value="0.430963" calcext:value-type="float">
            <text:p>0.430963</text:p>
          </table:table-cell>
          <table:table-cell office:value-type="float" office:value="0.601639" calcext:value-type="float">
            <text:p>0.601639</text:p>
          </table:table-cell>
          <table:table-cell office:value-type="float" office:value="0.553186" calcext:value-type="float">
            <text:p>0.553186</text:p>
          </table:table-cell>
          <table:table-cell office:value-type="float" office:value="0.797144" calcext:value-type="float">
            <text:p>0.797144</text:p>
          </table:table-cell>
          <table:table-cell office:value-type="float" office:value="0.632842" calcext:value-type="float">
            <text:p>0.632842</text:p>
          </table:table-cell>
          <table:table-cell office:value-type="float" office:value="21.416667" calcext:value-type="float">
            <text:p>21.416667</text:p>
          </table:table-cell>
        </table:table-row>
        <table:table-row table:style-name="ro1">
          <table:table-cell/>
          <table:table-cell office:value-type="string" calcext:value-type="string">
            <text:p>C99 75 <text:s/>3 T</text:p>
          </table:table-cell>
          <table:table-cell office:value-type="float" office:value="0.75" calcext:value-type="float">
            <text:p>0.75</text:p>
          </table:table-cell>
          <table:table-cell office:value-type="float" office:value="0.492842" calcext:value-type="float">
            <text:p>0.492842</text:p>
          </table:table-cell>
          <table:table-cell office:value-type="float" office:value="0.420391" calcext:value-type="float">
            <text:p>0.420391</text:p>
          </table:table-cell>
          <table:table-cell office:value-type="float" office:value="0.60595" calcext:value-type="float">
            <text:p>0.60595</text:p>
          </table:table-cell>
          <table:table-cell office:value-type="float" office:value="0.554048" calcext:value-type="float">
            <text:p>0.554048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650778" calcext:value-type="float">
            <text:p>0.6507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C99 80 <text:s/>3 T</text:p>
          </table:table-cell>
          <table:table-cell office:value-type="float" office:value="0.8" calcext:value-type="float">
            <text:p>0.80</text:p>
          </table:table-cell>
          <table:table-cell office:value-type="float" office:value="0.502423" calcext:value-type="float">
            <text:p>0.502423</text:p>
          </table:table-cell>
          <table:table-cell office:value-type="float" office:value="0.41693" calcext:value-type="float">
            <text:p>0.41693</text:p>
          </table:table-cell>
          <table:table-cell office:value-type="float" office:value="0.603466" calcext:value-type="float">
            <text:p>0.603466</text:p>
          </table:table-cell>
          <table:table-cell office:value-type="float" office:value="0.547832" calcext:value-type="float">
            <text:p>0.547832</text:p>
          </table:table-cell>
          <table:table-cell office:value-type="float" office:value="0.892385" calcext:value-type="float">
            <text:p>0.892385</text:p>
          </table:table-cell>
          <table:table-cell office:value-type="float" office:value="0.659391" calcext:value-type="float">
            <text:p>0.659391</text:p>
          </table:table-cell>
          <table:table-cell office:value-type="float" office:value="24.416667" calcext:value-type="float">
            <text:p>24.416667</text:p>
          </table:table-cell>
        </table:table-row>
        <table:table-row table:style-name="ro1">
          <table:table-cell/>
          <table:table-cell office:value-type="string" calcext:value-type="string">
            <text:p>C99 85 <text:s/>3 T</text:p>
          </table:table-cell>
          <table:table-cell office:value-type="float" office:value="0.85" calcext:value-type="float">
            <text:p>0.85</text:p>
          </table:table-cell>
          <table:table-cell office:value-type="float" office:value="0.522315" calcext:value-type="float">
            <text:p>0.522315</text:p>
          </table:table-cell>
          <table:table-cell office:value-type="float" office:value="0.421155" calcext:value-type="float">
            <text:p>0.421155</text:p>
          </table:table-cell>
          <table:table-cell office:value-type="float" office:value="0.591859" calcext:value-type="float">
            <text:p>0.591859</text:p>
          </table:table-cell>
          <table:table-cell office:value-type="float" office:value="0.542475" calcext:value-type="float">
            <text:p>0.542475</text:p>
          </table:table-cell>
          <table:table-cell office:value-type="float" office:value="0.933559" calcext:value-type="float">
            <text:p>0.933559</text:p>
          </table:table-cell>
          <table:table-cell office:value-type="float" office:value="0.664192" calcext:value-type="float">
            <text:p>0.664192</text:p>
          </table:table-cell>
          <table:table-cell office:value-type="float" office:value="25.916667" calcext:value-type="float">
            <text:p>25.916667</text:p>
          </table:table-cell>
        </table:table-row>
        <table:table-row table:style-name="ro1">
          <table:table-cell/>
          <table:table-cell office:value-type="string" calcext:value-type="string">
            <text:p>C99 90 <text:s/>3 T</text:p>
          </table:table-cell>
          <table:table-cell office:value-type="float" office:value="0.9" calcext:value-type="float">
            <text:p>0.90</text:p>
          </table:table-cell>
          <table:table-cell office:value-type="float" office:value="0.555565" calcext:value-type="float">
            <text:p>0.555565</text:p>
          </table:table-cell>
          <table:table-cell office:value-type="float" office:value="0.439331" calcext:value-type="float">
            <text:p>0.439331</text:p>
          </table:table-cell>
          <table:table-cell office:value-type="float" office:value="0.566561" calcext:value-type="float">
            <text:p>0.566561</text:p>
          </table:table-cell>
          <table:table-cell office:value-type="float" office:value="0.522982" calcext:value-type="float">
            <text:p>0.522982</text:p>
          </table:table-cell>
          <table:table-cell office:value-type="float" office:value="0.956872" calcext:value-type="float">
            <text:p>0.956872</text:p>
          </table:table-cell>
          <table:table-cell office:value-type="float" office:value="0.656317" calcext:value-type="float">
            <text:p>0.656317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/>
          <table:table-cell office:value-type="string" calcext:value-type="string">
            <text:p>C99 95 <text:s/>3 T</text:p>
          </table:table-cell>
          <table:table-cell office:value-type="float" office:value="0.95" calcext:value-type="float">
            <text:p>0.95</text:p>
          </table:table-cell>
          <table:table-cell office:value-type="float" office:value="0.593736" calcext:value-type="float">
            <text:p>0.593736</text:p>
          </table:table-cell>
          <table:table-cell office:value-type="float" office:value="0.458954" calcext:value-type="float">
            <text:p>0.458954</text:p>
          </table:table-cell>
          <table:table-cell office:value-type="float" office:value="0.53885" calcext:value-type="float">
            <text:p>0.53885</text:p>
          </table:table-cell>
          <table:table-cell office:value-type="float" office:value="0.507739" calcext:value-type="float">
            <text:p>0.507739</text:p>
          </table:table-cell>
          <table:table-cell office:value-type="float" office:value="0.974729" calcext:value-type="float">
            <text:p>0.974729</text:p>
          </table:table-cell>
          <table:table-cell office:value-type="float" office:value="0.647912" calcext:value-type="float">
            <text:p>0.647912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nCut" table:style-name="ta1">
        <table:shapes>
          <draw:frame draw:z-index="0" draw:style-name="gr1" draw:text-style-name="P1" svg:width="542.04pt" svg:height="255.26pt" svg:x="69.51pt" svg:y="281.57pt">
            <loext:p draw:notify-on-update-of-ranges="MinCut.C4:MinCut.C21 MinCut.D3:MinCut.D3 MinCut.D4:MinCut.D21 MinCut.E3:MinCut.E3 MinCut.E4:MinCut.E21 MinCut.F3:MinCut.F3 MinCut.F4:MinCut.F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5" table:default-cell-style-name="ce1"/>
        <table:table-column table:style-name="co5" table:number-columns-repeated="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NSEGRATE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VR_SEGS_COUNT</text:p>
          </table:table-cell>
        </table:table-row>
        <table:table-row table:style-name="ro1">
          <table:table-cell/>
          <table:table-cell office:value-type="string" calcext:value-type="string">
            <text:p>MinCutSeg SRate:0.10 LCO:9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526709" calcext:value-type="float">
            <text:p>0.526709</text:p>
          </table:table-cell>
          <table:table-cell office:value-type="float" office:value="0.508162" calcext:value-type="float">
            <text:p>0.508162</text:p>
          </table:table-cell>
          <table:table-cell office:value-type="float" office:value="0.526307" calcext:value-type="float">
            <text:p>0.526307</text:p>
          </table:table-cell>
          <table:table-cell office:value-type="string" calcext:value-type="string">
            <text:p>NaN</text:p>
          </table:table-cell>
          <table:table-cell office:value-type="float" office:value="0.040482" calcext:value-type="float">
            <text:p>0.040482</text:p>
          </table:table-cell>
          <table:table-cell office:value-type="float" office:value="0.072543" calcext:value-type="float">
            <text:p>0.072543</text:p>
          </table:table-cell>
          <table:table-cell office:value-type="float" office:value="2.666667" calcext:value-type="float">
            <text:p>2.666667</text:p>
          </table:table-cell>
        </table:table-row>
        <table:table-row table:style-name="ro1">
          <table:table-cell/>
          <table:table-cell office:value-type="string" calcext:value-type="string">
            <text:p>MinCutSeg SRate:0.15 LCO:9</text:p>
          </table:table-cell>
          <table:table-cell table:style-name="Default" office:value-type="float" office:value="0.15" calcext:value-type="float">
            <text:p>0.15</text:p>
          </table:table-cell>
          <table:table-cell office:value-type="float" office:value="0.537584" calcext:value-type="float">
            <text:p>0.537584</text:p>
          </table:table-cell>
          <table:table-cell office:value-type="float" office:value="0.515268" calcext:value-type="float">
            <text:p>0.515268</text:p>
          </table:table-cell>
          <table:table-cell office:value-type="float" office:value="0.521706" calcext:value-type="float">
            <text:p>0.521706</text:p>
          </table:table-cell>
          <table:table-cell office:value-type="string" calcext:value-type="string">
            <text:p>NaN</text:p>
          </table:table-cell>
          <table:table-cell office:value-type="float" office:value="0.091186" calcext:value-type="float">
            <text:p>0.091186</text:p>
          </table:table-cell>
          <table:table-cell office:value-type="float" office:value="0.14428" calcext:value-type="float">
            <text:p>0.144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inCutSeg SRate:0.20 LCO:9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0.516054" calcext:value-type="float">
            <text:p>0.516054</text:p>
          </table:table-cell>
          <table:table-cell office:value-type="float" office:value="0.490267" calcext:value-type="float">
            <text:p>0.490267</text:p>
          </table:table-cell>
          <table:table-cell office:value-type="float" office:value="0.545096" calcext:value-type="float">
            <text:p>0.545096</text:p>
          </table:table-cell>
          <table:table-cell office:value-type="float" office:value="0.564286" calcext:value-type="float">
            <text:p>0.564286</text:p>
          </table:table-cell>
          <table:table-cell office:value-type="float" office:value="0.188549" calcext:value-type="float">
            <text:p>0.188549</text:p>
          </table:table-cell>
          <table:table-cell office:value-type="float" office:value="0.267921" calcext:value-type="float">
            <text:p>0.267921</text:p>
          </table:table-cell>
          <table:table-cell office:value-type="float" office:value="5.833333" calcext:value-type="float">
            <text:p>5.833333</text:p>
          </table:table-cell>
        </table:table-row>
        <table:table-row table:style-name="ro1">
          <table:table-cell/>
          <table:table-cell office:value-type="string" calcext:value-type="string">
            <text:p>MinCutSeg SRate:0.25 LCO:9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float" office:value="0.486723" calcext:value-type="float">
            <text:p>0.486723</text:p>
          </table:table-cell>
          <table:table-cell office:value-type="float" office:value="0.449334" calcext:value-type="float">
            <text:p>0.449334</text:p>
          </table:table-cell>
          <table:table-cell office:value-type="float" office:value="0.575159" calcext:value-type="float">
            <text:p>0.575159</text:p>
          </table:table-cell>
          <table:table-cell office:value-type="float" office:value="0.63127" calcext:value-type="float">
            <text:p>0.63127</text:p>
          </table:table-cell>
          <table:table-cell office:value-type="float" office:value="0.272983" calcext:value-type="float">
            <text:p>0.272983</text:p>
          </table:table-cell>
          <table:table-cell office:value-type="float" office:value="0.361544" calcext:value-type="float">
            <text:p>0.361544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/>
          <table:table-cell office:value-type="string" calcext:value-type="string">
            <text:p>MinCutSeg SRate:0.30 LCO:9</text:p>
          </table:table-cell>
          <table:table-cell table:style-name="Default" office:value-type="float" office:value="0.3" calcext:value-type="float">
            <text:p>0.3</text:p>
          </table:table-cell>
          <table:table-cell office:value-type="float" office:value="0.484379" calcext:value-type="float">
            <text:p>0.484379</text:p>
          </table:table-cell>
          <table:table-cell office:value-type="float" office:value="0.445253" calcext:value-type="float">
            <text:p>0.445253</text:p>
          </table:table-cell>
          <table:table-cell office:value-type="float" office:value="0.578594" calcext:value-type="float">
            <text:p>0.578594</text:p>
          </table:table-cell>
          <table:table-cell office:value-type="float" office:value="0.607161" calcext:value-type="float">
            <text:p>0.607161</text:p>
          </table:table-cell>
          <table:table-cell office:value-type="float" office:value="0.331457" calcext:value-type="float">
            <text:p>0.331457</text:p>
          </table:table-cell>
          <table:table-cell office:value-type="float" office:value="0.408591" calcext:value-type="float">
            <text:p>0.408591</text:p>
          </table:table-cell>
          <table:table-cell office:value-type="float" office:value="8.666667" calcext:value-type="float">
            <text:p>8.666667</text:p>
          </table:table-cell>
        </table:table-row>
        <table:table-row table:style-name="ro1">
          <table:table-cell/>
          <table:table-cell office:value-type="string" calcext:value-type="string">
            <text:p>MinCutSeg SRate:0.35 LCO:9</text:p>
          </table:table-cell>
          <table:table-cell table:style-name="Default" office:value-type="float" office:value="0.35" calcext:value-type="float">
            <text:p>0.35</text:p>
          </table:table-cell>
          <table:table-cell office:value-type="float" office:value="0.461639" calcext:value-type="float">
            <text:p>0.461639</text:p>
          </table:table-cell>
          <table:table-cell office:value-type="float" office:value="0.428018" calcext:value-type="float">
            <text:p>0.428018</text:p>
          </table:table-cell>
          <table:table-cell office:value-type="float" office:value="0.594998" calcext:value-type="float">
            <text:p>0.594998</text:p>
          </table:table-cell>
          <table:table-cell office:value-type="float" office:value="0.626523" calcext:value-type="float">
            <text:p>0.626523</text:p>
          </table:table-cell>
          <table:table-cell office:value-type="float" office:value="0.412584" calcext:value-type="float">
            <text:p>0.412584</text:p>
          </table:table-cell>
          <table:table-cell office:value-type="float" office:value="0.469142" calcext:value-type="float">
            <text:p>0.469142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/>
          <table:table-cell office:value-type="string" calcext:value-type="string">
            <text:p>MinCutSeg SRate:0.40 LCO:9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0.450647" calcext:value-type="float">
            <text:p>0.450647</text:p>
          </table:table-cell>
          <table:table-cell office:value-type="float" office:value="0.414697" calcext:value-type="float">
            <text:p>0.414697</text:p>
          </table:table-cell>
          <table:table-cell office:value-type="float" office:value="0.607311" calcext:value-type="float">
            <text:p>0.607311</text:p>
          </table:table-cell>
          <table:table-cell office:value-type="float" office:value="0.620327" calcext:value-type="float">
            <text:p>0.620327</text:p>
          </table:table-cell>
          <table:table-cell office:value-type="float" office:value="0.474654" calcext:value-type="float">
            <text:p>0.474654</text:p>
          </table:table-cell>
          <table:table-cell office:value-type="float" office:value="0.511964" calcext:value-type="float">
            <text:p>0.511964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/>
          <table:table-cell office:value-type="string" calcext:value-type="string">
            <text:p>MinCutSeg SRate:0.45 LCO:9</text:p>
          </table:table-cell>
          <table:table-cell table:style-name="Default" office:value-type="float" office:value="0.45" calcext:value-type="float">
            <text:p>0.45</text:p>
          </table:table-cell>
          <table:table-cell office:value-type="float" office:value="0.460609" calcext:value-type="float">
            <text:p>0.460609</text:p>
          </table:table-cell>
          <table:table-cell office:value-type="float" office:value="0.415386" calcext:value-type="float">
            <text:p>0.415386</text:p>
          </table:table-cell>
          <table:table-cell office:value-type="float" office:value="0.597365" calcext:value-type="float">
            <text:p>0.597365</text:p>
          </table:table-cell>
          <table:table-cell office:value-type="float" office:value="0.598603" calcext:value-type="float">
            <text:p>0.598603</text:p>
          </table:table-cell>
          <table:table-cell office:value-type="float" office:value="0.523338" calcext:value-type="float">
            <text:p>0.523338</text:p>
          </table:table-cell>
          <table:table-cell office:value-type="float" office:value="0.528775" calcext:value-type="float">
            <text:p>0.528775</text:p>
          </table:table-cell>
          <table:table-cell office:value-type="float" office:value="13.166667" calcext:value-type="float">
            <text:p>13.166667</text:p>
          </table:table-cell>
        </table:table-row>
        <table:table-row table:style-name="ro1">
          <table:table-cell/>
          <table:table-cell office:value-type="string" calcext:value-type="string">
            <text:p>MinCutSeg SRate:0.50 LCO:9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0.453588" calcext:value-type="float">
            <text:p>0.453588</text:p>
          </table:table-cell>
          <table:table-cell office:value-type="float" office:value="0.400827" calcext:value-type="float">
            <text:p>0.400827</text:p>
          </table:table-cell>
          <table:table-cell office:value-type="float" office:value="0.611096" calcext:value-type="float">
            <text:p>0.611096</text:p>
          </table:table-cell>
          <table:table-cell office:value-type="float" office:value="0.59907" calcext:value-type="float">
            <text:p>0.59907</text:p>
          </table:table-cell>
          <table:table-cell office:value-type="float" office:value="0.580189" calcext:value-type="float">
            <text:p>0.580189</text:p>
          </table:table-cell>
          <table:table-cell office:value-type="float" office:value="0.563991" calcext:value-type="float">
            <text:p>0.56399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/>
          <table:table-cell office:value-type="string" calcext:value-type="string">
            <text:p>MinCutSeg SRate:0.55 LCO:9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468531" calcext:value-type="float">
            <text:p>0.468531</text:p>
          </table:table-cell>
          <table:table-cell office:value-type="float" office:value="0.404464" calcext:value-type="float">
            <text:p>0.404464</text:p>
          </table:table-cell>
          <table:table-cell office:value-type="float" office:value="0.601765" calcext:value-type="float">
            <text:p>0.601765</text:p>
          </table:table-cell>
          <table:table-cell office:value-type="float" office:value="0.574672" calcext:value-type="float">
            <text:p>0.574672</text:p>
          </table:table-cell>
          <table:table-cell office:value-type="float" office:value="0.626518" calcext:value-type="float">
            <text:p>0.626518</text:p>
          </table:table-cell>
          <table:table-cell office:value-type="float" office:value="0.576583" calcext:value-type="float">
            <text:p>0.576583</text:p>
          </table:table-cell>
          <table:table-cell office:value-type="float" office:value="16.333333" calcext:value-type="float">
            <text:p>16.333333</text:p>
          </table:table-cell>
        </table:table-row>
        <table:table-row table:style-name="ro1">
          <table:table-cell/>
          <table:table-cell office:value-type="string" calcext:value-type="string">
            <text:p>MinCutSeg SRate:0.60 LCO:9</text:p>
          </table:table-cell>
          <table:table-cell table:style-name="Default" office:value-type="float" office:value="0.6" calcext:value-type="float">
            <text:p>0.6</text:p>
          </table:table-cell>
          <table:table-cell office:value-type="float" office:value="0.501253" calcext:value-type="float">
            <text:p>0.501253</text:p>
          </table:table-cell>
          <table:table-cell office:value-type="float" office:value="0.427913" calcext:value-type="float">
            <text:p>0.427913</text:p>
          </table:table-cell>
          <table:table-cell office:value-type="float" office:value="0.579279" calcext:value-type="float">
            <text:p>0.579279</text:p>
          </table:table-cell>
          <table:table-cell office:value-type="float" office:value="0.550983" calcext:value-type="float">
            <text:p>0.550983</text:p>
          </table:table-cell>
          <table:table-cell office:value-type="float" office:value="0.663291" calcext:value-type="float">
            <text:p>0.663291</text:p>
          </table:table-cell>
          <table:table-cell office:value-type="float" office:value="0.577261" calcext:value-type="float">
            <text:p>0.577261</text:p>
          </table:table-cell>
          <table:table-cell office:value-type="float" office:value="17.916667" calcext:value-type="float">
            <text:p>17.916667</text:p>
          </table:table-cell>
        </table:table-row>
        <table:table-row table:style-name="ro1">
          <table:table-cell/>
          <table:table-cell office:value-type="string" calcext:value-type="string">
            <text:p>MinCutSeg SRate:0.65 LCO:9</text:p>
          </table:table-cell>
          <table:table-cell table:style-name="Default" office:value-type="float" office:value="0.65" calcext:value-type="float">
            <text:p>0.65</text:p>
          </table:table-cell>
          <table:table-cell office:value-type="float" office:value="0.525052" calcext:value-type="float">
            <text:p>0.525052</text:p>
          </table:table-cell>
          <table:table-cell office:value-type="float" office:value="0.444175" calcext:value-type="float">
            <text:p>0.444175</text:p>
          </table:table-cell>
          <table:table-cell office:value-type="float" office:value="0.567909" calcext:value-type="float">
            <text:p>0.567909</text:p>
          </table:table-cell>
          <table:table-cell office:value-type="float" office:value="0.53279" calcext:value-type="float">
            <text:p>0.53279</text:p>
          </table:table-cell>
          <table:table-cell office:value-type="float" office:value="0.698512" calcext:value-type="float">
            <text:p>0.698512</text:p>
          </table:table-cell>
          <table:table-cell office:value-type="float" office:value="0.583323" calcext:value-type="float">
            <text:p>0.583323</text:p>
          </table:table-cell>
          <table:table-cell office:value-type="float" office:value="19.333333" calcext:value-type="float">
            <text:p>19.333333</text:p>
          </table:table-cell>
        </table:table-row>
        <table:table-row table:style-name="ro1">
          <table:table-cell/>
          <table:table-cell office:value-type="string" calcext:value-type="string">
            <text:p>MinCutSeg SRate:0.70 LCO:9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0.566681" calcext:value-type="float">
            <text:p>0.566681</text:p>
          </table:table-cell>
          <table:table-cell office:value-type="float" office:value="0.472761" calcext:value-type="float">
            <text:p>0.472761</text:p>
          </table:table-cell>
          <table:table-cell office:value-type="float" office:value="0.534738" calcext:value-type="float">
            <text:p>0.534738</text:p>
          </table:table-cell>
          <table:table-cell office:value-type="float" office:value="0.508835" calcext:value-type="float">
            <text:p>0.508835</text:p>
          </table:table-cell>
          <table:table-cell office:value-type="float" office:value="0.711637" calcext:value-type="float">
            <text:p>0.711637</text:p>
          </table:table-cell>
          <table:table-cell office:value-type="float" office:value="0.570239" calcext:value-type="float">
            <text:p>0.5702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MinCutSeg SRate:0.75 LCO:9</text:p>
          </table:table-cell>
          <table:table-cell table:style-name="Default" office:value-type="float" office:value="0.75" calcext:value-type="float">
            <text:p>0.75</text:p>
          </table:table-cell>
          <table:table-cell office:value-type="float" office:value="0.566264" calcext:value-type="float">
            <text:p>0.566264</text:p>
          </table:table-cell>
          <table:table-cell office:value-type="float" office:value="0.46684" calcext:value-type="float">
            <text:p>0.46684</text:p>
          </table:table-cell>
          <table:table-cell office:value-type="float" office:value="0.534271" calcext:value-type="float">
            <text:p>0.534271</text:p>
          </table:table-cell>
          <table:table-cell office:value-type="float" office:value="0.506228" calcext:value-type="float">
            <text:p>0.506228</text:p>
          </table:table-cell>
          <table:table-cell office:value-type="float" office:value="0.770052" calcext:value-type="float">
            <text:p>0.770052</text:p>
          </table:table-cell>
          <table:table-cell office:value-type="float" office:value="0.589109" calcext:value-type="float">
            <text:p>0.589109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/>
          <table:table-cell office:value-type="string" calcext:value-type="string">
            <text:p>MinCutSeg SRate:0.80 LCO:9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0.562745" calcext:value-type="float">
            <text:p>0.562745</text:p>
          </table:table-cell>
          <table:table-cell office:value-type="float" office:value="0.454047" calcext:value-type="float">
            <text:p>0.454047</text:p>
          </table:table-cell>
          <table:table-cell office:value-type="float" office:value="0.550606" calcext:value-type="float">
            <text:p>0.550606</text:p>
          </table:table-cell>
          <table:table-cell office:value-type="float" office:value="0.51839" calcext:value-type="float">
            <text:p>0.51839</text:p>
          </table:table-cell>
          <table:table-cell office:value-type="float" office:value="0.838709" calcext:value-type="float">
            <text:p>0.838709</text:p>
          </table:table-cell>
          <table:table-cell office:value-type="float" office:value="0.617864" calcext:value-type="float">
            <text:p>0.617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inCutSeg SRate:0.85 LCO:9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float" office:value="0.567564" calcext:value-type="float">
            <text:p>0.567564</text:p>
          </table:table-cell>
          <table:table-cell office:value-type="float" office:value="0.449593" calcext:value-type="float">
            <text:p>0.449593</text:p>
          </table:table-cell>
          <table:table-cell office:value-type="float" office:value="0.548872" calcext:value-type="float">
            <text:p>0.548872</text:p>
          </table:table-cell>
          <table:table-cell office:value-type="float" office:value="0.513755" calcext:value-type="float">
            <text:p>0.513755</text:p>
          </table:table-cell>
          <table:table-cell office:value-type="float" office:value="0.883354" calcext:value-type="float">
            <text:p>0.883354</text:p>
          </table:table-cell>
          <table:table-cell office:value-type="float" office:value="0.629312" calcext:value-type="float">
            <text:p>0.629312</text:p>
          </table:table-cell>
          <table:table-cell office:value-type="float" office:value="25.583333" calcext:value-type="float">
            <text:p>25.583333</text:p>
          </table:table-cell>
        </table:table-row>
        <table:table-row table:style-name="ro1">
          <table:table-cell/>
          <table:table-cell office:value-type="string" calcext:value-type="string">
            <text:p>MinCutSeg SRate:0.90 LCO:9</text:p>
          </table:table-cell>
          <table:table-cell table:style-name="Default" office:value-type="float" office:value="0.9" calcext:value-type="float">
            <text:p>0.9</text:p>
          </table:table-cell>
          <table:table-cell office:value-type="float" office:value="0.597006" calcext:value-type="float">
            <text:p>0.597006</text:p>
          </table:table-cell>
          <table:table-cell office:value-type="float" office:value="0.469762" calcext:value-type="float">
            <text:p>0.469762</text:p>
          </table:table-cell>
          <table:table-cell office:value-type="float" office:value="0.529313" calcext:value-type="float">
            <text:p>0.529313</text:p>
          </table:table-cell>
          <table:table-cell office:value-type="float" office:value="0.503823" calcext:value-type="float">
            <text:p>0.503823</text:p>
          </table:table-cell>
          <table:table-cell office:value-type="float" office:value="0.909485" calcext:value-type="float">
            <text:p>0.909485</text:p>
          </table:table-cell>
          <table:table-cell office:value-type="float" office:value="0.627078" calcext:value-type="float">
            <text:p>0.6270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MinCutSeg SRate:0.95 LCO:9</text:p>
          </table:table-cell>
          <table:table-cell table:style-name="Default" office:value-type="float" office:value="0.95" calcext:value-type="float">
            <text:p>0.95</text:p>
          </table:table-cell>
          <table:table-cell office:value-type="float" office:value="0.623161" calcext:value-type="float">
            <text:p>0.623161</text:p>
          </table:table-cell>
          <table:table-cell office:value-type="float" office:value="0.484315" calcext:value-type="float">
            <text:p>0.484315</text:p>
          </table:table-cell>
          <table:table-cell office:value-type="float" office:value="0.515821" calcext:value-type="float">
            <text:p>0.515821</text:p>
          </table:table-cell>
          <table:table-cell office:value-type="float" office:value="0.493851" calcext:value-type="float">
            <text:p>0.493851</text:p>
          </table:table-cell>
          <table:table-cell office:value-type="float" office:value="0.945001" calcext:value-type="float">
            <text:p>0.945001</text:p>
          </table:table-cell>
          <table:table-cell office:value-type="float" office:value="0.629689" calcext:value-type="float">
            <text:p>0.62968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UISeg" table:style-name="ta1">
        <table:shapes>
          <draw:frame draw:z-index="0" draw:style-name="gr1" draw:text-style-name="P1" svg:width="542.04pt" svg:height="255.26pt" svg:x="69.51pt" svg:y="281.57pt">
            <loext:p draw:notify-on-update-of-ranges="UISeg.C4:UISeg.C21 UISeg.D3:UISeg.D3 UISeg.D4:UISeg.D21 UISeg.E3:UISeg.E3 UISeg.E4:UISeg.E21 UISeg.F3:UISeg.F3 UISeg.F4:UISeg.F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5" table:default-cell-style-name="ce1"/>
        <table:table-column table:style-name="co5" table:number-columns-repeated="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NSEGRATE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VR_SEGS_COUNT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509018" calcext:value-type="float">
            <text:p>0.509018</text:p>
          </table:table-cell>
          <table:table-cell office:value-type="float" office:value="0.492207" calcext:value-type="float">
            <text:p>0.492207</text:p>
          </table:table-cell>
          <table:table-cell office:value-type="float" office:value="0.541737" calcext:value-type="float">
            <text:p>0.541737</text:p>
          </table:table-cell>
          <table:table-cell office:value-type="string" calcext:value-type="string">
            <text:p>NaN</text:p>
          </table:table-cell>
          <table:table-cell office:value-type="float" office:value="0.093134" calcext:value-type="float">
            <text:p>0.093134</text:p>
          </table:table-cell>
          <table:table-cell office:value-type="float" office:value="0.152106" calcext:value-type="float">
            <text:p>0.152106</text:p>
          </table:table-cell>
          <table:table-cell office:value-type="float" office:value="3.166667" calcext:value-type="float">
            <text:p>3.166667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15" calcext:value-type="float">
            <text:p>0.15</text:p>
          </table:table-cell>
          <table:table-cell office:value-type="float" office:value="0.492487" calcext:value-type="float">
            <text:p>0.492487</text:p>
          </table:table-cell>
          <table:table-cell office:value-type="float" office:value="0.47394" calcext:value-type="float">
            <text:p>0.47394</text:p>
          </table:table-cell>
          <table:table-cell office:value-type="float" office:value="0.553281" calcext:value-type="float">
            <text:p>0.553281</text:p>
          </table:table-cell>
          <table:table-cell office:value-type="float" office:value="0.591667" calcext:value-type="float">
            <text:p>0.591667</text:p>
          </table:table-cell>
          <table:table-cell office:value-type="float" office:value="0.163916" calcext:value-type="float">
            <text:p>0.163916</text:p>
          </table:table-cell>
          <table:table-cell office:value-type="float" office:value="0.249787" calcext:value-type="float">
            <text:p>0.249787</text:p>
          </table:table-cell>
          <table:table-cell office:value-type="float" office:value="4.666667" calcext:value-type="float">
            <text:p>4.666667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0.460652" calcext:value-type="float">
            <text:p>0.460652</text:p>
          </table:table-cell>
          <table:table-cell office:value-type="float" office:value="0.439776" calcext:value-type="float">
            <text:p>0.439776</text:p>
          </table:table-cell>
          <table:table-cell office:value-type="float" office:value="0.583834" calcext:value-type="float">
            <text:p>0.583834</text:p>
          </table:table-cell>
          <table:table-cell office:value-type="float" office:value="0.668287" calcext:value-type="float">
            <text:p>0.668287</text:p>
          </table:table-cell>
          <table:table-cell office:value-type="float" office:value="0.256785" calcext:value-type="float">
            <text:p>0.256785</text:p>
          </table:table-cell>
          <table:table-cell office:value-type="float" office:value="0.354504" calcext:value-type="float">
            <text:p>0.354504</text:p>
          </table:table-cell>
          <table:table-cell office:value-type="float" office:value="6.083333" calcext:value-type="float">
            <text:p>6.083333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float" office:value="0.466549" calcext:value-type="float">
            <text:p>0.466549</text:p>
          </table:table-cell>
          <table:table-cell office:value-type="float" office:value="0.436697" calcext:value-type="float">
            <text:p>0.436697</text:p>
          </table:table-cell>
          <table:table-cell office:value-type="float" office:value="0.586938" calcext:value-type="float">
            <text:p>0.586938</text:p>
          </table:table-cell>
          <table:table-cell office:value-type="float" office:value="0.620467" calcext:value-type="float">
            <text:p>0.620467</text:p>
          </table:table-cell>
          <table:table-cell office:value-type="float" office:value="0.32895" calcext:value-type="float">
            <text:p>0.32895</text:p>
          </table:table-cell>
          <table:table-cell office:value-type="float" office:value="0.414991" calcext:value-type="float">
            <text:p>0.414991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3" calcext:value-type="float">
            <text:p>0.3</text:p>
          </table:table-cell>
          <table:table-cell office:value-type="float" office:value="0.480261" calcext:value-type="float">
            <text:p>0.480261</text:p>
          </table:table-cell>
          <table:table-cell office:value-type="float" office:value="0.444607" calcext:value-type="float">
            <text:p>0.444607</text:p>
          </table:table-cell>
          <table:table-cell office:value-type="float" office:value="0.574176" calcext:value-type="float">
            <text:p>0.574176</text:p>
          </table:table-cell>
          <table:table-cell office:value-type="float" office:value="0.587186" calcext:value-type="float">
            <text:p>0.587186</text:p>
          </table:table-cell>
          <table:table-cell office:value-type="float" office:value="0.358381" calcext:value-type="float">
            <text:p>0.358381</text:p>
          </table:table-cell>
          <table:table-cell office:value-type="float" office:value="0.426573" calcext:value-type="float">
            <text:p>0.426573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35" calcext:value-type="float">
            <text:p>0.35</text:p>
          </table:table-cell>
          <table:table-cell office:value-type="float" office:value="0.477436" calcext:value-type="float">
            <text:p>0.477436</text:p>
          </table:table-cell>
          <table:table-cell office:value-type="float" office:value="0.434838" calcext:value-type="float">
            <text:p>0.434838</text:p>
          </table:table-cell>
          <table:table-cell office:value-type="float" office:value="0.582076" calcext:value-type="float">
            <text:p>0.582076</text:p>
          </table:table-cell>
          <table:table-cell office:value-type="float" office:value="0.578907" calcext:value-type="float">
            <text:p>0.578907</text:p>
          </table:table-cell>
          <table:table-cell office:value-type="float" office:value="0.428265" calcext:value-type="float">
            <text:p>0.428265</text:p>
          </table:table-cell>
          <table:table-cell office:value-type="float" office:value="0.47378" calcext:value-type="float">
            <text:p>0.47378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0.477222" calcext:value-type="float">
            <text:p>0.477222</text:p>
          </table:table-cell>
          <table:table-cell office:value-type="float" office:value="0.431151" calcext:value-type="float">
            <text:p>0.431151</text:p>
          </table:table-cell>
          <table:table-cell office:value-type="float" office:value="0.585398" calcext:value-type="float">
            <text:p>0.585398</text:p>
          </table:table-cell>
          <table:table-cell office:value-type="float" office:value="0.576814" calcext:value-type="float">
            <text:p>0.576814</text:p>
          </table:table-cell>
          <table:table-cell office:value-type="float" office:value="0.477177" calcext:value-type="float">
            <text:p>0.477177</text:p>
          </table:table-cell>
          <table:table-cell office:value-type="float" office:value="0.501358" calcext:value-type="float">
            <text:p>0.501358</text:p>
          </table:table-cell>
          <table:table-cell office:value-type="float" office:value="12.083333" calcext:value-type="float">
            <text:p>12.083333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45" calcext:value-type="float">
            <text:p>0.45</text:p>
          </table:table-cell>
          <table:table-cell office:value-type="float" office:value="0.445421" calcext:value-type="float">
            <text:p>0.445421</text:p>
          </table:table-cell>
          <table:table-cell office:value-type="float" office:value="0.395582" calcext:value-type="float">
            <text:p>0.395582</text:p>
          </table:table-cell>
          <table:table-cell office:value-type="float" office:value="0.616082" calcext:value-type="float">
            <text:p>0.616082</text:p>
          </table:table-cell>
          <table:table-cell office:value-type="float" office:value="0.604882" calcext:value-type="float">
            <text:p>0.604882</text:p>
          </table:table-cell>
          <table:table-cell office:value-type="float" office:value="0.565608" calcext:value-type="float">
            <text:p>0.565608</text:p>
          </table:table-cell>
          <table:table-cell office:value-type="float" office:value="0.562595" calcext:value-type="float">
            <text:p>0.562595</text:p>
          </table:table-cell>
          <table:table-cell office:value-type="float" office:value="13.833333" calcext:value-type="float">
            <text:p>13.833333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0.475877" calcext:value-type="float">
            <text:p>0.475877</text:p>
          </table:table-cell>
          <table:table-cell office:value-type="float" office:value="0.414732" calcext:value-type="float">
            <text:p>0.414732</text:p>
          </table:table-cell>
          <table:table-cell office:value-type="float" office:value="0.594622" calcext:value-type="float">
            <text:p>0.594622</text:p>
          </table:table-cell>
          <table:table-cell office:value-type="float" office:value="0.565472" calcext:value-type="float">
            <text:p>0.565472</text:p>
          </table:table-cell>
          <table:table-cell office:value-type="float" office:value="0.605628" calcext:value-type="float">
            <text:p>0.605628</text:p>
          </table:table-cell>
          <table:table-cell office:value-type="float" office:value="0.565338" calcext:value-type="float">
            <text:p>0.565338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495852" calcext:value-type="float">
            <text:p>0.495852</text:p>
          </table:table-cell>
          <table:table-cell office:value-type="float" office:value="0.432378" calcext:value-type="float">
            <text:p>0.432378</text:p>
          </table:table-cell>
          <table:table-cell office:value-type="float" office:value="0.575762" calcext:value-type="float">
            <text:p>0.575762</text:p>
          </table:table-cell>
          <table:table-cell office:value-type="float" office:value="0.545466" calcext:value-type="float">
            <text:p>0.545466</text:p>
          </table:table-cell>
          <table:table-cell office:value-type="float" office:value="0.627549" calcext:value-type="float">
            <text:p>0.627549</text:p>
          </table:table-cell>
          <table:table-cell office:value-type="float" office:value="0.561294" calcext:value-type="float">
            <text:p>0.561294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6" calcext:value-type="float">
            <text:p>0.6</text:p>
          </table:table-cell>
          <table:table-cell office:value-type="float" office:value="0.536015" calcext:value-type="float">
            <text:p>0.536015</text:p>
          </table:table-cell>
          <table:table-cell office:value-type="float" office:value="0.465004" calcext:value-type="float">
            <text:p>0.465004</text:p>
          </table:table-cell>
          <table:table-cell office:value-type="float" office:value="0.548657" calcext:value-type="float">
            <text:p>0.548657</text:p>
          </table:table-cell>
          <table:table-cell office:value-type="float" office:value="0.514688" calcext:value-type="float">
            <text:p>0.514688</text:p>
          </table:table-cell>
          <table:table-cell office:value-type="float" office:value="0.655195" calcext:value-type="float">
            <text:p>0.655195</text:p>
          </table:table-cell>
          <table:table-cell office:value-type="float" office:value="0.557134" calcext:value-type="float">
            <text:p>0.557134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65" calcext:value-type="float">
            <text:p>0.65</text:p>
          </table:table-cell>
          <table:table-cell office:value-type="float" office:value="0.543273" calcext:value-type="float">
            <text:p>0.543273</text:p>
          </table:table-cell>
          <table:table-cell office:value-type="float" office:value="0.462989" calcext:value-type="float">
            <text:p>0.462989</text:p>
          </table:table-cell>
          <table:table-cell office:value-type="float" office:value="0.545232" calcext:value-type="float">
            <text:p>0.545232</text:p>
          </table:table-cell>
          <table:table-cell office:value-type="float" office:value="0.512847" calcext:value-type="float">
            <text:p>0.512847</text:p>
          </table:table-cell>
          <table:table-cell office:value-type="float" office:value="0.697992" calcext:value-type="float">
            <text:p>0.697992</text:p>
          </table:table-cell>
          <table:table-cell office:value-type="float" office:value="0.570611" calcext:value-type="float">
            <text:p>0.570611</text:p>
          </table:table-cell>
          <table:table-cell office:value-type="float" office:value="19.833333" calcext:value-type="float">
            <text:p>19.833333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0.552467" calcext:value-type="float">
            <text:p>0.552467</text:p>
          </table:table-cell>
          <table:table-cell office:value-type="float" office:value="0.460877" calcext:value-type="float">
            <text:p>0.460877</text:p>
          </table:table-cell>
          <table:table-cell office:value-type="float" office:value="0.545167" calcext:value-type="float">
            <text:p>0.545167</text:p>
          </table:table-cell>
          <table:table-cell office:value-type="float" office:value="0.510598" calcext:value-type="float">
            <text:p>0.510598</text:p>
          </table:table-cell>
          <table:table-cell office:value-type="float" office:value="0.748488" calcext:value-type="float">
            <text:p>0.748488</text:p>
          </table:table-cell>
          <table:table-cell office:value-type="float" office:value="0.587704" calcext:value-type="float">
            <text:p>0.587704</text:p>
          </table:table-cell>
          <table:table-cell office:value-type="float" office:value="21.416667" calcext:value-type="float">
            <text:p>21.416667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75" calcext:value-type="float">
            <text:p>0.75</text:p>
          </table:table-cell>
          <table:table-cell office:value-type="float" office:value="0.584268" calcext:value-type="float">
            <text:p>0.584268</text:p>
          </table:table-cell>
          <table:table-cell office:value-type="float" office:value="0.485141" calcext:value-type="float">
            <text:p>0.485141</text:p>
          </table:table-cell>
          <table:table-cell office:value-type="float" office:value="0.521386" calcext:value-type="float">
            <text:p>0.521386</text:p>
          </table:table-cell>
          <table:table-cell office:value-type="float" office:value="0.493445" calcext:value-type="float">
            <text:p>0.493445</text:p>
          </table:table-cell>
          <table:table-cell office:value-type="float" office:value="0.770644" calcext:value-type="float">
            <text:p>0.770644</text:p>
          </table:table-cell>
          <table:table-cell office:value-type="float" office:value="0.582202" calcext:value-type="float">
            <text:p>0.5822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0.598038" calcext:value-type="float">
            <text:p>0.598038</text:p>
          </table:table-cell>
          <table:table-cell office:value-type="float" office:value="0.493406" calcext:value-type="float">
            <text:p>0.493406</text:p>
          </table:table-cell>
          <table:table-cell office:value-type="float" office:value="0.514736" calcext:value-type="float">
            <text:p>0.514736</text:p>
          </table:table-cell>
          <table:table-cell office:value-type="float" office:value="0.489045" calcext:value-type="float">
            <text:p>0.489045</text:p>
          </table:table-cell>
          <table:table-cell office:value-type="float" office:value="0.805405" calcext:value-type="float">
            <text:p>0.805405</text:p>
          </table:table-cell>
          <table:table-cell office:value-type="float" office:value="0.590201" calcext:value-type="float">
            <text:p>0.590201</text:p>
          </table:table-cell>
          <table:table-cell office:value-type="float" office:value="24.416667" calcext:value-type="float">
            <text:p>24.416667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float" office:value="0.610286" calcext:value-type="float">
            <text:p>0.610286</text:p>
          </table:table-cell>
          <table:table-cell office:value-type="float" office:value="0.492315" calcext:value-type="float">
            <text:p>0.492315</text:p>
          </table:table-cell>
          <table:table-cell office:value-type="float" office:value="0.513644" calcext:value-type="float">
            <text:p>0.513644</text:p>
          </table:table-cell>
          <table:table-cell office:value-type="float" office:value="0.492935" calcext:value-type="float">
            <text:p>0.492935</text:p>
          </table:table-cell>
          <table:table-cell office:value-type="float" office:value="0.850547" calcext:value-type="float">
            <text:p>0.850547</text:p>
          </table:table-cell>
          <table:table-cell office:value-type="float" office:value="0.604207" calcext:value-type="float">
            <text:p>0.604207</text:p>
          </table:table-cell>
          <table:table-cell office:value-type="float" office:value="25.916667" calcext:value-type="float">
            <text:p>25.916667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9" calcext:value-type="float">
            <text:p>0.9</text:p>
          </table:table-cell>
          <table:table-cell office:value-type="float" office:value="0.609702" calcext:value-type="float">
            <text:p>0.609702</text:p>
          </table:table-cell>
          <table:table-cell office:value-type="float" office:value="0.482458" calcext:value-type="float">
            <text:p>0.482458</text:p>
          </table:table-cell>
          <table:table-cell office:value-type="float" office:value="0.521055" calcext:value-type="float">
            <text:p>0.521055</text:p>
          </table:table-cell>
          <table:table-cell office:value-type="float" office:value="0.495925" calcext:value-type="float">
            <text:p>0.495925</text:p>
          </table:table-cell>
          <table:table-cell office:value-type="float" office:value="0.914872" calcext:value-type="float">
            <text:p>0.914872</text:p>
          </table:table-cell>
          <table:table-cell office:value-type="float" office:value="0.624306" calcext:value-type="float">
            <text:p>0.62430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/>
          <table:table-cell office:value-type="string" calcext:value-type="string">
            <text:p>TextSeg</text:p>
          </table:table-cell>
          <table:table-cell table:style-name="Default" office:value-type="float" office:value="0.95" calcext:value-type="float">
            <text:p>0.95</text:p>
          </table:table-cell>
          <table:table-cell office:value-type="float" office:value="0.629357" calcext:value-type="float">
            <text:p>0.629357</text:p>
          </table:table-cell>
          <table:table-cell office:value-type="float" office:value="0.494576" calcext:value-type="float">
            <text:p>0.494576</text:p>
          </table:table-cell>
          <table:table-cell office:value-type="float" office:value="0.509575" calcext:value-type="float">
            <text:p>0.509575</text:p>
          </table:table-cell>
          <table:table-cell office:value-type="float" office:value="0.490533" calcext:value-type="float">
            <text:p>0.490533</text:p>
          </table:table-cell>
          <table:table-cell office:value-type="float" office:value="0.955583" calcext:value-type="float">
            <text:p>0.955583</text:p>
          </table:table-cell>
          <table:table-cell office:value-type="float" office:value="0.629257" calcext:value-type="float">
            <text:p>0.629257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yes" table:style-name="ta1">
        <table:shapes>
          <draw:frame draw:z-index="0" draw:style-name="gr1" draw:text-style-name="P1" svg:width="542.04pt" svg:height="255.26pt" svg:x="69.51pt" svg:y="281.57pt">
            <loext:p draw:notify-on-update-of-ranges="Bayes.C4:Bayes.C21 Bayes.D3:Bayes.D3 Bayes.D4:Bayes.D21 Bayes.E3:Bayes.E3 Bayes.E4:Bayes.E21 Bayes.F3:Bayes.F3 Bayes.F4:Bayes.F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5" table:default-cell-style-name="ce1"/>
        <table:table-column table:style-name="co5" table:number-columns-repeated="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NSEGRATE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VR_SEGS_COUNT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100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489212" calcext:value-type="float">
            <text:p>0.489212</text:p>
          </table:table-cell>
          <table:table-cell office:value-type="float" office:value="0.472402" calcext:value-type="float">
            <text:p>0.472402</text:p>
          </table:table-cell>
          <table:table-cell office:value-type="float" office:value="0.562251" calcext:value-type="float">
            <text:p>0.562251</text:p>
          </table:table-cell>
          <table:table-cell office:value-type="string" calcext:value-type="string">
            <text:p>NaN</text:p>
          </table:table-cell>
          <table:table-cell office:value-type="float" office:value="0.121513" calcext:value-type="float">
            <text:p>0.121513</text:p>
          </table:table-cell>
          <table:table-cell office:value-type="float" office:value="0.200817" calcext:value-type="float">
            <text:p>0.200817</text:p>
          </table:table-cell>
          <table:table-cell office:value-type="float" office:value="3.166667" calcext:value-type="float">
            <text:p>3.166667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150</text:p>
          </table:table-cell>
          <table:table-cell table:style-name="Default" office:value-type="float" office:value="0.15" calcext:value-type="float">
            <text:p>0.15</text:p>
          </table:table-cell>
          <table:table-cell office:value-type="float" office:value="0.466948" calcext:value-type="float">
            <text:p>0.466948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73119" calcext:value-type="float">
            <text:p>0.573119</text:p>
          </table:table-cell>
          <table:table-cell office:value-type="float" office:value="0.659921" calcext:value-type="float">
            <text:p>0.659921</text:p>
          </table:table-cell>
          <table:table-cell office:value-type="float" office:value="0.196988" calcext:value-type="float">
            <text:p>0.196988</text:p>
          </table:table-cell>
          <table:table-cell office:value-type="float" office:value="0.296857" calcext:value-type="float">
            <text:p>0.296857</text:p>
          </table:table-cell>
          <table:table-cell office:value-type="float" office:value="4.666667" calcext:value-type="float">
            <text:p>4.666667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200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0.465754" calcext:value-type="float">
            <text:p>0.465754</text:p>
          </table:table-cell>
          <table:table-cell office:value-type="float" office:value="0.446911" calcext:value-type="float">
            <text:p>0.446911</text:p>
          </table:table-cell>
          <table:table-cell office:value-type="float" office:value="0.576208" calcext:value-type="float">
            <text:p>0.576208</text:p>
          </table:table-cell>
          <table:table-cell office:value-type="float" office:value="0.616204" calcext:value-type="float">
            <text:p>0.616204</text:p>
          </table:table-cell>
          <table:table-cell office:value-type="float" office:value="0.254936" calcext:value-type="float">
            <text:p>0.254936</text:p>
          </table:table-cell>
          <table:table-cell office:value-type="float" office:value="0.347403" calcext:value-type="float">
            <text:p>0.347403</text:p>
          </table:table-cell>
          <table:table-cell office:value-type="float" office:value="6.083333" calcext:value-type="float">
            <text:p>6.083333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250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float" office:value="0.440916" calcext:value-type="float">
            <text:p>0.440916</text:p>
          </table:table-cell>
          <table:table-cell office:value-type="float" office:value="0.42004" calcext:value-type="float">
            <text:p>0.42004</text:p>
          </table:table-cell>
          <table:table-cell office:value-type="float" office:value="0.597371" calcext:value-type="float">
            <text:p>0.597371</text:p>
          </table:table-cell>
          <table:table-cell office:value-type="float" office:value="0.650389" calcext:value-type="float">
            <text:p>0.650389</text:p>
          </table:table-cell>
          <table:table-cell office:value-type="float" office:value="0.342376" calcext:value-type="float">
            <text:p>0.342376</text:p>
          </table:table-cell>
          <table:table-cell office:value-type="float" office:value="0.431034" calcext:value-type="float">
            <text:p>0.431034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300</text:p>
          </table:table-cell>
          <table:table-cell table:style-name="Default" office:value-type="float" office:value="0.3" calcext:value-type="float">
            <text:p>0.3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399258" calcext:value-type="float">
            <text:p>0.399258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350</text:p>
          </table:table-cell>
          <table:table-cell table:style-name="Default" office:value-type="float" office:value="0.35" calcext:value-type="float">
            <text:p>0.35</text:p>
          </table:table-cell>
          <table:table-cell office:value-type="float" office:value="0.411792" calcext:value-type="float">
            <text:p>0.411792</text:p>
          </table:table-cell>
          <table:table-cell office:value-type="float" office:value="0.377874" calcext:value-type="float">
            <text:p>0.377874</text:p>
          </table:table-cell>
          <table:table-cell office:value-type="float" office:value="0.640892" calcext:value-type="float">
            <text:p>0.640892</text:p>
          </table:table-cell>
          <table:table-cell office:value-type="float" office:value="0.675618" calcext:value-type="float">
            <text:p>0.675618</text:p>
          </table:table-cell>
          <table:table-cell office:value-type="float" office:value="0.483156" calcext:value-type="float">
            <text:p>0.483156</text:p>
          </table:table-cell>
          <table:table-cell office:value-type="float" office:value="0.541973" calcext:value-type="float">
            <text:p>0.541973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400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0.411838" calcext:value-type="float">
            <text:p>0.411838</text:p>
          </table:table-cell>
          <table:table-cell office:value-type="float" office:value="0.37792" calcext:value-type="float">
            <text:p>0.37792</text:p>
          </table:table-cell>
          <table:table-cell office:value-type="float" office:value="0.640819" calcext:value-type="float">
            <text:p>0.640819</text:p>
          </table:table-cell>
          <table:table-cell office:value-type="float" office:value="0.658911" calcext:value-type="float">
            <text:p>0.658911</text:p>
          </table:table-cell>
          <table:table-cell office:value-type="float" office:value="0.534521" calcext:value-type="float">
            <text:p>0.534521</text:p>
          </table:table-cell>
          <table:table-cell office:value-type="float" office:value="0.565359" calcext:value-type="float">
            <text:p>0.565359</text:p>
          </table:table-cell>
          <table:table-cell office:value-type="float" office:value="12.083333" calcext:value-type="float">
            <text:p>12.083333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450</text:p>
          </table:table-cell>
          <table:table-cell table:style-name="Default" office:value-type="float" office:value="0.45" calcext:value-type="float">
            <text:p>0.45</text:p>
          </table:table-cell>
          <table:table-cell office:value-type="float" office:value="0.404184" calcext:value-type="float">
            <text:p>0.404184</text:p>
          </table:table-cell>
          <table:table-cell office:value-type="float" office:value="0.365058" calcext:value-type="float">
            <text:p>0.365058</text:p>
          </table:table-cell>
          <table:table-cell office:value-type="float" office:value="0.64927" calcext:value-type="float">
            <text:p>0.64927</text:p>
          </table:table-cell>
          <table:table-cell office:value-type="float" office:value="0.643888" calcext:value-type="float">
            <text:p>0.643888</text:p>
          </table:table-cell>
          <table:table-cell office:value-type="float" office:value="0.602417" calcext:value-type="float">
            <text:p>0.602417</text:p>
          </table:table-cell>
          <table:table-cell office:value-type="float" office:value="0.598872" calcext:value-type="float">
            <text:p>0.598872</text:p>
          </table:table-cell>
          <table:table-cell office:value-type="float" office:value="13.833333" calcext:value-type="float">
            <text:p>13.833333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500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0.423402" calcext:value-type="float">
            <text:p>0.423402</text:p>
          </table:table-cell>
          <table:table-cell office:value-type="float" office:value="0.372674" calcext:value-type="float">
            <text:p>0.372674</text:p>
          </table:table-cell>
          <table:table-cell office:value-type="float" office:value="0.643466" calcext:value-type="float">
            <text:p>0.643466</text:p>
          </table:table-cell>
          <table:table-cell office:value-type="float" office:value="0.617631" calcext:value-type="float">
            <text:p>0.617631</text:p>
          </table:table-cell>
          <table:table-cell office:value-type="float" office:value="0.645602" calcext:value-type="float">
            <text:p>0.645602</text:p>
          </table:table-cell>
          <table:table-cell office:value-type="float" office:value="0.610307" calcext:value-type="float">
            <text:p>0.610307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550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435943" calcext:value-type="float">
            <text:p>0.435943</text:p>
          </table:table-cell>
          <table:table-cell office:value-type="float" office:value="0.380007" calcext:value-type="float">
            <text:p>0.380007</text:p>
          </table:table-cell>
          <table:table-cell office:value-type="float" office:value="0.636428" calcext:value-type="float">
            <text:p>0.636428</text:p>
          </table:table-cell>
          <table:table-cell office:value-type="float" office:value="0.607483" calcext:value-type="float">
            <text:p>0.607483</text:p>
          </table:table-cell>
          <table:table-cell office:value-type="float" office:value="0.682446" calcext:value-type="float">
            <text:p>0.682446</text:p>
          </table:table-cell>
          <table:table-cell office:value-type="float" office:value="0.618159" calcext:value-type="float">
            <text:p>0.618159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600</text:p>
          </table:table-cell>
          <table:table-cell table:style-name="Default" office:value-type="float" office:value="0.6" calcext:value-type="float">
            <text:p>0.6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16232" calcext:value-type="float">
            <text:p>0.416232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650</text:p>
          </table:table-cell>
          <table:table-cell table:style-name="Default" office:value-type="float" office:value="0.65" calcext:value-type="float">
            <text:p>0.65</text:p>
          </table:table-cell>
          <table:table-cell office:value-type="float" office:value="0.491762" calcext:value-type="float">
            <text:p>0.491762</text:p>
          </table:table-cell>
          <table:table-cell office:value-type="float" office:value="0.419014" calcext:value-type="float">
            <text:p>0.419014</text:p>
          </table:table-cell>
          <table:table-cell office:value-type="float" office:value="0.595788" calcext:value-type="float">
            <text:p>0.595788</text:p>
          </table:table-cell>
          <table:table-cell office:value-type="float" office:value="0.555686" calcext:value-type="float">
            <text:p>0.555686</text:p>
          </table:table-cell>
          <table:table-cell office:value-type="float" office:value="0.744622" calcext:value-type="float">
            <text:p>0.744622</text:p>
          </table:table-cell>
          <table:table-cell office:value-type="float" office:value="0.613926" calcext:value-type="float">
            <text:p>0.613926</text:p>
          </table:table-cell>
          <table:table-cell office:value-type="float" office:value="19.833333" calcext:value-type="float">
            <text:p>19.833333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700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0.515959" calcext:value-type="float">
            <text:p>0.515959</text:p>
          </table:table-cell>
          <table:table-cell office:value-type="float" office:value="0.431906" calcext:value-type="float">
            <text:p>0.431906</text:p>
          </table:table-cell>
          <table:table-cell office:value-type="float" office:value="0.579438" calcext:value-type="float">
            <text:p>0.579438</text:p>
          </table:table-cell>
          <table:table-cell office:value-type="float" office:value="0.536881" calcext:value-type="float">
            <text:p>0.536881</text:p>
          </table:table-cell>
          <table:table-cell office:value-type="float" office:value="0.776203" calcext:value-type="float">
            <text:p>0.776203</text:p>
          </table:table-cell>
          <table:table-cell office:value-type="float" office:value="0.614614" calcext:value-type="float">
            <text:p>0.614614</text:p>
          </table:table-cell>
          <table:table-cell office:value-type="float" office:value="21.416667" calcext:value-type="float">
            <text:p>21.416667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750</text:p>
          </table:table-cell>
          <table:table-cell table:style-name="Default" office:value-type="float" office:value="0.75" calcext:value-type="float">
            <text:p>0.75</text:p>
          </table:table-cell>
          <table:table-cell office:value-type="float" office:value="0.541715" calcext:value-type="float">
            <text:p>0.541715</text:p>
          </table:table-cell>
          <table:table-cell office:value-type="float" office:value="0.44462" calcext:value-type="float">
            <text:p>0.44462</text:p>
          </table:table-cell>
          <table:table-cell office:value-type="float" office:value="0.563599" calcext:value-type="float">
            <text:p>0.563599</text:p>
          </table:table-cell>
          <table:table-cell office:value-type="float" office:value="0.524016" calcext:value-type="float">
            <text:p>0.524016</text:p>
          </table:table-cell>
          <table:table-cell office:value-type="float" office:value="0.808015" calcext:value-type="float">
            <text:p>0.808015</text:p>
          </table:table-cell>
          <table:table-cell office:value-type="float" office:value="0.615488" calcext:value-type="float">
            <text:p>0.6154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8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0.54799" calcext:value-type="float">
            <text:p>0.54799</text:p>
          </table:table-cell>
          <table:table-cell office:value-type="float" office:value="0.443061" calcext:value-type="float">
            <text:p>0.443061</text:p>
          </table:table-cell>
          <table:table-cell office:value-type="float" office:value="0.564239" calcext:value-type="float">
            <text:p>0.564239</text:p>
          </table:table-cell>
          <table:table-cell office:value-type="float" office:value="0.521758" calcext:value-type="float">
            <text:p>0.521758</text:p>
          </table:table-cell>
          <table:table-cell office:value-type="float" office:value="0.850809" calcext:value-type="float">
            <text:p>0.850809</text:p>
          </table:table-cell>
          <table:table-cell office:value-type="float" office:value="0.627759" calcext:value-type="float">
            <text:p>0.627759</text:p>
          </table:table-cell>
          <table:table-cell office:value-type="float" office:value="24.416667" calcext:value-type="float">
            <text:p>24.416667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850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float" office:value="0.585739" calcext:value-type="float">
            <text:p>0.585739</text:p>
          </table:table-cell>
          <table:table-cell office:value-type="float" office:value="0.467769" calcext:value-type="float">
            <text:p>0.467769</text:p>
          </table:table-cell>
          <table:table-cell office:value-type="float" office:value="0.536814" calcext:value-type="float">
            <text:p>0.536814</text:p>
          </table:table-cell>
          <table:table-cell office:value-type="float" office:value="0.507763" calcext:value-type="float">
            <text:p>0.507763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620494" calcext:value-type="float">
            <text:p>0.620494</text:p>
          </table:table-cell>
          <table:table-cell office:value-type="float" office:value="25.916667" calcext:value-type="float">
            <text:p>25.916667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900</text:p>
          </table:table-cell>
          <table:table-cell table:style-name="Default" office:value-type="float" office:value="0.9" calcext:value-type="float">
            <text:p>0.9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517402" calcext:value-type="float">
            <text:p>0.517402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/>
          <table:table-cell office:value-type="string" calcext:value-type="string">
            <text:p>BayesSeg Pr:0.08 dp:0.50 sr:0.950</text:p>
          </table:table-cell>
          <table:table-cell table:style-name="Default" office:value-type="float" office:value="0.95" calcext:value-type="float">
            <text:p>0.95</text:p>
          </table:table-cell>
          <table:table-cell office:value-type="float" office:value="0.653643" calcext:value-type="float">
            <text:p>0.653643</text:p>
          </table:table-cell>
          <table:table-cell office:value-type="float" office:value="0.513653" calcext:value-type="float">
            <text:p>0.513653</text:p>
          </table:table-cell>
          <table:table-cell office:value-type="float" office:value="0.487955" calcext:value-type="float">
            <text:p>0.487955</text:p>
          </table:table-cell>
          <table:table-cell office:value-type="float" office:value="0.478718" calcext:value-type="float">
            <text:p>0.478718</text:p>
          </table:table-cell>
          <table:table-cell office:value-type="float" office:value="0.927937" calcext:value-type="float">
            <text:p>0.927937</text:p>
          </table:table-cell>
          <table:table-cell office:value-type="float" office:value="0.612922" calcext:value-type="float">
            <text:p>0.612922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9:05:34.083971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3-20T19:26:50.397229023</dc:date>
    <meta:editing-duration>PT30M31S</meta:editing-duration>
    <meta:editing-cycles>7</meta:editing-cycles>
    <dc:title>Tables</dc:title>
    <meta:document-statistic meta:table-count="5" meta:cell-count="8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" chart:maximum="0.8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-dash="Fine_20_Dashed" svg:stroke-width="0.05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-dash="_32__20_Dots_20_1_20_Dash" svg:stroke-width="0.051cm" svg:stroke-color="#0066cc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23cm" svg:height="9.006cm" xlink:href=".." xlink:type="simple" chart:class="chart:line" chart:style-name="ch1">
        <chart:legend chart:legend-position="end" svg:x="16.112cm" svg:y="3.706cm" style:legend-expansion="high" chart:style-name="ch2"/>
        <chart:plot-area chart:style-name="ch3" table:cell-range-address="MinCut.C3:MinCut.F21" chart:data-source-has-labels="both" svg:x="0.382cm" svg:y="0.18cm" svg:width="15.348cm" svg:height="8.646cm">
          <chartooo:coordinate-region svg:x="1.109cm" svg:y="0.379cm" svg:width="14.289cm" svg:height="7.8cm"/>
          <chart:axis chart:dimension="x" chart:name="primary-x" chart:style-name="ch4" chartooo:axis-type="auto">
            <chartooo:date-scale/>
            <chart:categories table:cell-range-address="MinCut.C4:MinCut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nCut.D4:MinCut.D21" chart:label-cell-address="MinCut.D3:MinCut.D3" chart:class="chart:line">
            <chart:data-point chart:repeated="18"/>
          </chart:series>
          <chart:series chart:style-name="ch8" chart:values-cell-range-address="MinCut.E4:MinCut.E21" chart:label-cell-address="MinCut.E3:MinCut.E3" chart:class="chart:line">
            <chart:data-point chart:repeated="18"/>
          </chart:series>
          <chart:series chart:style-name="ch9" chart:values-cell-range-address="MinCut.F4:MinCut.F21" chart:label-cell-address="MinCut.F3:MinCut.F3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IFF</text:p>
                <draw:g>
                  <svg:desc>MinCut.D3:MinCut.D3</svg:desc>
                </draw:g>
              </table:table-cell>
              <table:table-cell office:value-type="string">
                <text:p>PK</text:p>
                <draw:g>
                  <svg:desc>MinCut.E3:MinCut.E3</svg:desc>
                </draw:g>
              </table:table-cell>
              <table:table-cell office:value-type="string">
                <text:p>ACURACY</text:p>
                <draw:g>
                  <svg:desc>MinCut.F3:MinCut.F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MinCut.C4:MinCut.C21</svg:desc>
                </draw:g>
              </table:table-cell>
              <table:table-cell office:value-type="float" office:value="0.526709">
                <text:p>0.526709</text:p>
                <draw:g>
                  <svg:desc>MinCut.D4:MinCut.D21</svg:desc>
                </draw:g>
              </table:table-cell>
              <table:table-cell office:value-type="float" office:value="0.508162">
                <text:p>0.508162</text:p>
                <draw:g>
                  <svg:desc>MinCut.E4:MinCut.E21</svg:desc>
                </draw:g>
              </table:table-cell>
              <table:table-cell office:value-type="float" office:value="0.526307">
                <text:p>0.526307</text:p>
                <draw:g>
                  <svg:desc>MinCut.F4:MinCut.F21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537584">
                <text:p>0.537584</text:p>
              </table:table-cell>
              <table:table-cell office:value-type="float" office:value="0.515268">
                <text:p>0.515268</text:p>
              </table:table-cell>
              <table:table-cell office:value-type="float" office:value="0.521706">
                <text:p>0.52170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516054">
                <text:p>0.516054</text:p>
              </table:table-cell>
              <table:table-cell office:value-type="float" office:value="0.490267">
                <text:p>0.490267</text:p>
              </table:table-cell>
              <table:table-cell office:value-type="float" office:value="0.545096">
                <text:p>0.5450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486723">
                <text:p>0.486723</text:p>
              </table:table-cell>
              <table:table-cell office:value-type="float" office:value="0.449334">
                <text:p>0.449334</text:p>
              </table:table-cell>
              <table:table-cell office:value-type="float" office:value="0.575159">
                <text:p>0.57515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84379">
                <text:p>0.484379</text:p>
              </table:table-cell>
              <table:table-cell office:value-type="float" office:value="0.445253">
                <text:p>0.445253</text:p>
              </table:table-cell>
              <table:table-cell office:value-type="float" office:value="0.578594">
                <text:p>0.57859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461639">
                <text:p>0.461639</text:p>
              </table:table-cell>
              <table:table-cell office:value-type="float" office:value="0.428018">
                <text:p>0.428018</text:p>
              </table:table-cell>
              <table:table-cell office:value-type="float" office:value="0.594998">
                <text:p>0.59499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50647">
                <text:p>0.450647</text:p>
              </table:table-cell>
              <table:table-cell office:value-type="float" office:value="0.414697">
                <text:p>0.414697</text:p>
              </table:table-cell>
              <table:table-cell office:value-type="float" office:value="0.607311">
                <text:p>0.60731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60609">
                <text:p>0.460609</text:p>
              </table:table-cell>
              <table:table-cell office:value-type="float" office:value="0.415386">
                <text:p>0.415386</text:p>
              </table:table-cell>
              <table:table-cell office:value-type="float" office:value="0.597365">
                <text:p>0.59736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53588">
                <text:p>0.453588</text:p>
              </table:table-cell>
              <table:table-cell office:value-type="float" office:value="0.400827">
                <text:p>0.400827</text:p>
              </table:table-cell>
              <table:table-cell office:value-type="float" office:value="0.611096">
                <text:p>0.61109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468531">
                <text:p>0.468531</text:p>
              </table:table-cell>
              <table:table-cell office:value-type="float" office:value="0.404464">
                <text:p>0.404464</text:p>
              </table:table-cell>
              <table:table-cell office:value-type="float" office:value="0.601765">
                <text:p>0.60176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501253">
                <text:p>0.501253</text:p>
              </table:table-cell>
              <table:table-cell office:value-type="float" office:value="0.427913">
                <text:p>0.427913</text:p>
              </table:table-cell>
              <table:table-cell office:value-type="float" office:value="0.579279">
                <text:p>0.57927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525052">
                <text:p>0.525052</text:p>
              </table:table-cell>
              <table:table-cell office:value-type="float" office:value="0.444175">
                <text:p>0.444175</text:p>
              </table:table-cell>
              <table:table-cell office:value-type="float" office:value="0.567909">
                <text:p>0.56790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566681">
                <text:p>0.566681</text:p>
              </table:table-cell>
              <table:table-cell office:value-type="float" office:value="0.472761">
                <text:p>0.472761</text:p>
              </table:table-cell>
              <table:table-cell office:value-type="float" office:value="0.534738">
                <text:p>0.53473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66264">
                <text:p>0.566264</text:p>
              </table:table-cell>
              <table:table-cell office:value-type="float" office:value="0.46684">
                <text:p>0.46684</text:p>
              </table:table-cell>
              <table:table-cell office:value-type="float" office:value="0.534271">
                <text:p>0.53427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562745">
                <text:p>0.562745</text:p>
              </table:table-cell>
              <table:table-cell office:value-type="float" office:value="0.454047">
                <text:p>0.454047</text:p>
              </table:table-cell>
              <table:table-cell office:value-type="float" office:value="0.550606">
                <text:p>0.55060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567564">
                <text:p>0.567564</text:p>
              </table:table-cell>
              <table:table-cell office:value-type="float" office:value="0.449593">
                <text:p>0.449593</text:p>
              </table:table-cell>
              <table:table-cell office:value-type="float" office:value="0.548872">
                <text:p>0.54887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97006">
                <text:p>0.597006</text:p>
              </table:table-cell>
              <table:table-cell office:value-type="float" office:value="0.469762">
                <text:p>0.469762</text:p>
              </table:table-cell>
              <table:table-cell office:value-type="float" office:value="0.529313">
                <text:p>0.52931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23161">
                <text:p>0.623161</text:p>
              </table:table-cell>
              <table:table-cell office:value-type="float" office:value="0.484315">
                <text:p>0.484315</text:p>
              </table:table-cell>
              <table:table-cell office:value-type="float" office:value="0.515821">
                <text:p>0.515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" chart:maximum="0.8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-dash="Fine_20_Dashed" svg:stroke-width="0.05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-dash="_32__20_Dots_20_1_20_Dash" svg:stroke-width="0.051cm" svg:stroke-color="#0066cc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23cm" svg:height="9.006cm" xlink:href=".." xlink:type="simple" chart:class="chart:line" chart:style-name="ch1">
        <chart:legend chart:legend-position="end" svg:x="16.112cm" svg:y="3.706cm" style:legend-expansion="high" chart:style-name="ch2"/>
        <chart:plot-area chart:style-name="ch3" table:cell-range-address="C99.C3:C99.F21" chart:data-source-has-labels="both" svg:x="0.382cm" svg:y="0.18cm" svg:width="15.348cm" svg:height="8.646cm">
          <chartooo:coordinate-region svg:x="1.109cm" svg:y="0.379cm" svg:width="14.289cm" svg:height="7.8cm"/>
          <chart:axis chart:dimension="x" chart:name="primary-x" chart:style-name="ch4" chartooo:axis-type="auto">
            <chartooo:date-scale/>
            <chart:categories table:cell-range-address="C99.C4:C99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99.D4:C99.D21" chart:label-cell-address="C99.D3:C99.D3" chart:class="chart:line">
            <chart:data-point chart:repeated="18"/>
          </chart:series>
          <chart:series chart:style-name="ch8" chart:values-cell-range-address="C99.E4:C99.E21" chart:label-cell-address="C99.E3:C99.E3" chart:class="chart:line">
            <chart:data-point chart:repeated="18"/>
          </chart:series>
          <chart:series chart:style-name="ch9" chart:values-cell-range-address="C99.F4:C99.F21" chart:label-cell-address="C99.F3:C99.F3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IFF</text:p>
                <draw:g>
                  <svg:desc>C99.D3:C99.D3</svg:desc>
                </draw:g>
              </table:table-cell>
              <table:table-cell office:value-type="string">
                <text:p>PK</text:p>
                <draw:g>
                  <svg:desc>C99.E3:C99.E3</svg:desc>
                </draw:g>
              </table:table-cell>
              <table:table-cell office:value-type="string">
                <text:p>ACURACY</text:p>
                <draw:g>
                  <svg:desc>C99.F3:C99.F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C99.C4:C99.C21</svg:desc>
                </draw:g>
              </table:table-cell>
              <table:table-cell office:value-type="float" office:value="0.507655">
                <text:p>0.507655</text:p>
                <draw:g>
                  <svg:desc>C99.D4:C99.D21</svg:desc>
                </draw:g>
              </table:table-cell>
              <table:table-cell office:value-type="float" office:value="0.491141">
                <text:p>0.491141</text:p>
                <draw:g>
                  <svg:desc>C99.E4:C99.E21</svg:desc>
                </draw:g>
              </table:table-cell>
              <table:table-cell office:value-type="float" office:value="0.542296">
                <text:p>0.542296</text:p>
                <draw:g>
                  <svg:desc>C99.F4:C99.F21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472035">
                <text:p>0.472035</text:p>
              </table:table-cell>
              <table:table-cell office:value-type="float" office:value="0.453785">
                <text:p>0.453785</text:p>
              </table:table-cell>
              <table:table-cell office:value-type="float" office:value="0.570406">
                <text:p>0.57040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463104">
                <text:p>0.463104</text:p>
              </table:table-cell>
              <table:table-cell office:value-type="float" office:value="0.444853">
                <text:p>0.444853</text:p>
              </table:table-cell>
              <table:table-cell office:value-type="float" office:value="0.580929">
                <text:p>0.58092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444961">
                <text:p>0.444961</text:p>
              </table:table-cell>
              <table:table-cell office:value-type="float" office:value="0.422942">
                <text:p>0.422942</text:p>
              </table:table-cell>
              <table:table-cell office:value-type="float" office:value="0.601963">
                <text:p>0.60196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34372">
                <text:p>0.434372</text:p>
              </table:table-cell>
              <table:table-cell office:value-type="float" office:value="0.406552">
                <text:p>0.406552</text:p>
              </table:table-cell>
              <table:table-cell office:value-type="float" office:value="0.606582">
                <text:p>0.60658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424927">
                <text:p>0.424927</text:p>
              </table:table-cell>
              <table:table-cell office:value-type="float" office:value="0.395074">
                <text:p>0.395074</text:p>
              </table:table-cell>
              <table:table-cell office:value-type="float" office:value="0.622591">
                <text:p>0.62259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51969">
                <text:p>0.451969</text:p>
              </table:table-cell>
              <table:table-cell office:value-type="float" office:value="0.422116">
                <text:p>0.422116</text:p>
              </table:table-cell>
              <table:table-cell office:value-type="float" office:value="0.603918">
                <text:p>0.60391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78806">
                <text:p>0.478806</text:p>
              </table:table-cell>
              <table:table-cell office:value-type="float" office:value="0.446921">
                <text:p>0.446921</text:p>
              </table:table-cell>
              <table:table-cell office:value-type="float" office:value="0.587398">
                <text:p>0.58739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98708">
                <text:p>0.498708</text:p>
              </table:table-cell>
              <table:table-cell office:value-type="float" office:value="0.45755">
                <text:p>0.45755</text:p>
              </table:table-cell>
              <table:table-cell office:value-type="float" office:value="0.576992">
                <text:p>0.57699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488714">
                <text:p>0.488714</text:p>
              </table:table-cell>
              <table:table-cell office:value-type="float" office:value="0.447259">
                <text:p>0.447259</text:p>
              </table:table-cell>
              <table:table-cell office:value-type="float" office:value="0.58725">
                <text:p>0.587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487025">
                <text:p>0.487025</text:p>
              </table:table-cell>
              <table:table-cell office:value-type="float" office:value="0.440066">
                <text:p>0.440066</text:p>
              </table:table-cell>
              <table:table-cell office:value-type="float" office:value="0.591776">
                <text:p>0.59177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480662">
                <text:p>0.480662</text:p>
              </table:table-cell>
              <table:table-cell office:value-type="float" office:value="0.430823">
                <text:p>0.430823</text:p>
              </table:table-cell>
              <table:table-cell office:value-type="float" office:value="0.602761">
                <text:p>0.60276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484867">
                <text:p>0.484867</text:p>
              </table:table-cell>
              <table:table-cell office:value-type="float" office:value="0.430963">
                <text:p>0.430963</text:p>
              </table:table-cell>
              <table:table-cell office:value-type="float" office:value="0.601639">
                <text:p>0.60163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492842">
                <text:p>0.492842</text:p>
              </table:table-cell>
              <table:table-cell office:value-type="float" office:value="0.420391">
                <text:p>0.420391</text:p>
              </table:table-cell>
              <table:table-cell office:value-type="float" office:value="0.60595">
                <text:p>0.6059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502423">
                <text:p>0.502423</text:p>
              </table:table-cell>
              <table:table-cell office:value-type="float" office:value="0.41693">
                <text:p>0.41693</text:p>
              </table:table-cell>
              <table:table-cell office:value-type="float" office:value="0.603466">
                <text:p>0.60346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522315">
                <text:p>0.522315</text:p>
              </table:table-cell>
              <table:table-cell office:value-type="float" office:value="0.421155">
                <text:p>0.421155</text:p>
              </table:table-cell>
              <table:table-cell office:value-type="float" office:value="0.591859">
                <text:p>0.59185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55565">
                <text:p>0.555565</text:p>
              </table:table-cell>
              <table:table-cell office:value-type="float" office:value="0.439331">
                <text:p>0.439331</text:p>
              </table:table-cell>
              <table:table-cell office:value-type="float" office:value="0.566561">
                <text:p>0.56656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93736">
                <text:p>0.593736</text:p>
              </table:table-cell>
              <table:table-cell office:value-type="float" office:value="0.458954">
                <text:p>0.458954</text:p>
              </table:table-cell>
              <table:table-cell office:value-type="float" office:value="0.53885">
                <text:p>0.538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" chart:maximum="0.8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-dash="Fine_20_Dashed" svg:stroke-width="0.05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-dash="_32__20_Dots_20_1_20_Dash" svg:stroke-width="0.051cm" svg:stroke-color="#0066cc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23cm" svg:height="9.006cm" xlink:href=".." xlink:type="simple" chart:class="chart:line" chart:style-name="ch1">
        <chart:legend chart:legend-position="end" svg:x="16.112cm" svg:y="3.706cm" style:legend-expansion="high" chart:style-name="ch2"/>
        <chart:plot-area chart:style-name="ch3" table:cell-range-address="UISeg.C3:UISeg.F21" chart:data-source-has-labels="both" svg:x="0.382cm" svg:y="0.18cm" svg:width="15.348cm" svg:height="8.646cm">
          <chartooo:coordinate-region svg:x="1.109cm" svg:y="0.379cm" svg:width="14.289cm" svg:height="7.8cm"/>
          <chart:axis chart:dimension="x" chart:name="primary-x" chart:style-name="ch4" chartooo:axis-type="auto">
            <chartooo:date-scale/>
            <chart:categories table:cell-range-address="UISeg.C4:UISeg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ISeg.D4:UISeg.D21" chart:label-cell-address="UISeg.D3:UISeg.D3" chart:class="chart:line">
            <chart:data-point chart:repeated="18"/>
          </chart:series>
          <chart:series chart:style-name="ch8" chart:values-cell-range-address="UISeg.E4:UISeg.E21" chart:label-cell-address="UISeg.E3:UISeg.E3" chart:class="chart:line">
            <chart:data-point chart:repeated="18"/>
          </chart:series>
          <chart:series chart:style-name="ch9" chart:values-cell-range-address="UISeg.F4:UISeg.F21" chart:label-cell-address="UISeg.F3:UISeg.F3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IFF</text:p>
                <draw:g>
                  <svg:desc>UISeg.D3:UISeg.D3</svg:desc>
                </draw:g>
              </table:table-cell>
              <table:table-cell office:value-type="string">
                <text:p>PK</text:p>
                <draw:g>
                  <svg:desc>UISeg.E3:UISeg.E3</svg:desc>
                </draw:g>
              </table:table-cell>
              <table:table-cell office:value-type="string">
                <text:p>ACURACY</text:p>
                <draw:g>
                  <svg:desc>UISeg.F3:UISeg.F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UISeg.C4:UISeg.C21</svg:desc>
                </draw:g>
              </table:table-cell>
              <table:table-cell office:value-type="float" office:value="0.509018">
                <text:p>0.509018</text:p>
                <draw:g>
                  <svg:desc>UISeg.D4:UISeg.D21</svg:desc>
                </draw:g>
              </table:table-cell>
              <table:table-cell office:value-type="float" office:value="0.492207">
                <text:p>0.492207</text:p>
                <draw:g>
                  <svg:desc>UISeg.E4:UISeg.E21</svg:desc>
                </draw:g>
              </table:table-cell>
              <table:table-cell office:value-type="float" office:value="0.541737">
                <text:p>0.541737</text:p>
                <draw:g>
                  <svg:desc>UISeg.F4:UISeg.F21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492487">
                <text:p>0.492487</text:p>
              </table:table-cell>
              <table:table-cell office:value-type="float" office:value="0.47394">
                <text:p>0.47394</text:p>
              </table:table-cell>
              <table:table-cell office:value-type="float" office:value="0.553281">
                <text:p>0.55328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460652">
                <text:p>0.460652</text:p>
              </table:table-cell>
              <table:table-cell office:value-type="float" office:value="0.439776">
                <text:p>0.439776</text:p>
              </table:table-cell>
              <table:table-cell office:value-type="float" office:value="0.583834">
                <text:p>0.58383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466549">
                <text:p>0.466549</text:p>
              </table:table-cell>
              <table:table-cell office:value-type="float" office:value="0.436697">
                <text:p>0.436697</text:p>
              </table:table-cell>
              <table:table-cell office:value-type="float" office:value="0.586938">
                <text:p>0.58693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80261">
                <text:p>0.480261</text:p>
              </table:table-cell>
              <table:table-cell office:value-type="float" office:value="0.444607">
                <text:p>0.444607</text:p>
              </table:table-cell>
              <table:table-cell office:value-type="float" office:value="0.574176">
                <text:p>0.57417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477436">
                <text:p>0.477436</text:p>
              </table:table-cell>
              <table:table-cell office:value-type="float" office:value="0.434838">
                <text:p>0.434838</text:p>
              </table:table-cell>
              <table:table-cell office:value-type="float" office:value="0.582076">
                <text:p>0.58207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77222">
                <text:p>0.477222</text:p>
              </table:table-cell>
              <table:table-cell office:value-type="float" office:value="0.431151">
                <text:p>0.431151</text:p>
              </table:table-cell>
              <table:table-cell office:value-type="float" office:value="0.585398">
                <text:p>0.58539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45421">
                <text:p>0.445421</text:p>
              </table:table-cell>
              <table:table-cell office:value-type="float" office:value="0.395582">
                <text:p>0.395582</text:p>
              </table:table-cell>
              <table:table-cell office:value-type="float" office:value="0.616082">
                <text:p>0.61608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75877">
                <text:p>0.475877</text:p>
              </table:table-cell>
              <table:table-cell office:value-type="float" office:value="0.414732">
                <text:p>0.414732</text:p>
              </table:table-cell>
              <table:table-cell office:value-type="float" office:value="0.594622">
                <text:p>0.59462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495852">
                <text:p>0.495852</text:p>
              </table:table-cell>
              <table:table-cell office:value-type="float" office:value="0.432378">
                <text:p>0.432378</text:p>
              </table:table-cell>
              <table:table-cell office:value-type="float" office:value="0.575762">
                <text:p>0.57576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536015">
                <text:p>0.536015</text:p>
              </table:table-cell>
              <table:table-cell office:value-type="float" office:value="0.465004">
                <text:p>0.465004</text:p>
              </table:table-cell>
              <table:table-cell office:value-type="float" office:value="0.548657">
                <text:p>0.54865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543273">
                <text:p>0.543273</text:p>
              </table:table-cell>
              <table:table-cell office:value-type="float" office:value="0.462989">
                <text:p>0.462989</text:p>
              </table:table-cell>
              <table:table-cell office:value-type="float" office:value="0.545232">
                <text:p>0.54523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552467">
                <text:p>0.552467</text:p>
              </table:table-cell>
              <table:table-cell office:value-type="float" office:value="0.460877">
                <text:p>0.460877</text:p>
              </table:table-cell>
              <table:table-cell office:value-type="float" office:value="0.545167">
                <text:p>0.54516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84268">
                <text:p>0.584268</text:p>
              </table:table-cell>
              <table:table-cell office:value-type="float" office:value="0.485141">
                <text:p>0.485141</text:p>
              </table:table-cell>
              <table:table-cell office:value-type="float" office:value="0.521386">
                <text:p>0.52138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598038">
                <text:p>0.598038</text:p>
              </table:table-cell>
              <table:table-cell office:value-type="float" office:value="0.493406">
                <text:p>0.493406</text:p>
              </table:table-cell>
              <table:table-cell office:value-type="float" office:value="0.514736">
                <text:p>0.51473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610286">
                <text:p>0.610286</text:p>
              </table:table-cell>
              <table:table-cell office:value-type="float" office:value="0.492315">
                <text:p>0.492315</text:p>
              </table:table-cell>
              <table:table-cell office:value-type="float" office:value="0.513644">
                <text:p>0.51364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609702">
                <text:p>0.609702</text:p>
              </table:table-cell>
              <table:table-cell office:value-type="float" office:value="0.482458">
                <text:p>0.482458</text:p>
              </table:table-cell>
              <table:table-cell office:value-type="float" office:value="0.521055">
                <text:p>0.5210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29357">
                <text:p>0.629357</text:p>
              </table:table-cell>
              <table:table-cell office:value-type="float" office:value="0.494576">
                <text:p>0.494576</text:p>
              </table:table-cell>
              <table:table-cell office:value-type="float" office:value="0.509575">
                <text:p>0.5095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" chart:maximum="0.8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-dash="Fine_20_Dashed" svg:stroke-width="0.05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-dash="_32__20_Dots_20_1_20_Dash" svg:stroke-width="0.051cm" svg:stroke-color="#0066cc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23cm" svg:height="9.006cm" xlink:href=".." xlink:type="simple" chart:class="chart:line" chart:style-name="ch1">
        <chart:legend chart:legend-position="end" svg:x="16.112cm" svg:y="3.706cm" style:legend-expansion="high" chart:style-name="ch2"/>
        <chart:plot-area chart:style-name="ch3" table:cell-range-address="Bayes.C3:Bayes.F21" chart:data-source-has-labels="both" svg:x="0.382cm" svg:y="0.18cm" svg:width="15.348cm" svg:height="8.646cm">
          <chartooo:coordinate-region svg:x="1.109cm" svg:y="0.379cm" svg:width="14.289cm" svg:height="7.8cm"/>
          <chart:axis chart:dimension="x" chart:name="primary-x" chart:style-name="ch4" chartooo:axis-type="auto">
            <chartooo:date-scale/>
            <chart:categories table:cell-range-address="Bayes.C4:Bayes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yes.D4:Bayes.D21" chart:label-cell-address="Bayes.D3:Bayes.D3" chart:class="chart:line">
            <chart:data-point chart:repeated="18"/>
          </chart:series>
          <chart:series chart:style-name="ch8" chart:values-cell-range-address="Bayes.E4:Bayes.E21" chart:label-cell-address="Bayes.E3:Bayes.E3" chart:class="chart:line">
            <chart:data-point chart:repeated="18"/>
          </chart:series>
          <chart:series chart:style-name="ch9" chart:values-cell-range-address="Bayes.F4:Bayes.F21" chart:label-cell-address="Bayes.F3:Bayes.F3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IFF</text:p>
                <draw:g>
                  <svg:desc>Bayes.D3:Bayes.D3</svg:desc>
                </draw:g>
              </table:table-cell>
              <table:table-cell office:value-type="string">
                <text:p>PK</text:p>
                <draw:g>
                  <svg:desc>Bayes.E3:Bayes.E3</svg:desc>
                </draw:g>
              </table:table-cell>
              <table:table-cell office:value-type="string">
                <text:p>ACURACY</text:p>
                <draw:g>
                  <svg:desc>Bayes.F3:Bayes.F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Bayes.C4:Bayes.C21</svg:desc>
                </draw:g>
              </table:table-cell>
              <table:table-cell office:value-type="float" office:value="0.489212">
                <text:p>0.489212</text:p>
                <draw:g>
                  <svg:desc>Bayes.D4:Bayes.D21</svg:desc>
                </draw:g>
              </table:table-cell>
              <table:table-cell office:value-type="float" office:value="0.472402">
                <text:p>0.472402</text:p>
                <draw:g>
                  <svg:desc>Bayes.E4:Bayes.E21</svg:desc>
                </draw:g>
              </table:table-cell>
              <table:table-cell office:value-type="float" office:value="0.562251">
                <text:p>0.562251</text:p>
                <draw:g>
                  <svg:desc>Bayes.F4:Bayes.F21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466948">
                <text:p>0.466948</text:p>
              </table:table-cell>
              <table:table-cell office:value-type="float" office:value="0.450137">
                <text:p>0.450137</text:p>
              </table:table-cell>
              <table:table-cell office:value-type="float" office:value="0.573119">
                <text:p>0.57311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465754">
                <text:p>0.465754</text:p>
              </table:table-cell>
              <table:table-cell office:value-type="float" office:value="0.446911">
                <text:p>0.446911</text:p>
              </table:table-cell>
              <table:table-cell office:value-type="float" office:value="0.576208">
                <text:p>0.57620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440916">
                <text:p>0.440916</text:p>
              </table:table-cell>
              <table:table-cell office:value-type="float" office:value="0.42004">
                <text:p>0.42004</text:p>
              </table:table-cell>
              <table:table-cell office:value-type="float" office:value="0.597371">
                <text:p>0.59737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27671">
                <text:p>0.427671</text:p>
              </table:table-cell>
              <table:table-cell office:value-type="float" office:value="0.399258">
                <text:p>0.399258</text:p>
              </table:table-cell>
              <table:table-cell office:value-type="float" office:value="0.614014">
                <text:p>0.61401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411792">
                <text:p>0.411792</text:p>
              </table:table-cell>
              <table:table-cell office:value-type="float" office:value="0.377874">
                <text:p>0.377874</text:p>
              </table:table-cell>
              <table:table-cell office:value-type="float" office:value="0.640892">
                <text:p>0.64089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11838">
                <text:p>0.411838</text:p>
              </table:table-cell>
              <table:table-cell office:value-type="float" office:value="0.37792">
                <text:p>0.37792</text:p>
              </table:table-cell>
              <table:table-cell office:value-type="float" office:value="0.640819">
                <text:p>0.64081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04184">
                <text:p>0.404184</text:p>
              </table:table-cell>
              <table:table-cell office:value-type="float" office:value="0.365058">
                <text:p>0.365058</text:p>
              </table:table-cell>
              <table:table-cell office:value-type="float" office:value="0.64927">
                <text:p>0.6492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23402">
                <text:p>0.423402</text:p>
              </table:table-cell>
              <table:table-cell office:value-type="float" office:value="0.372674">
                <text:p>0.372674</text:p>
              </table:table-cell>
              <table:table-cell office:value-type="float" office:value="0.643466">
                <text:p>0.64346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435943">
                <text:p>0.435943</text:p>
              </table:table-cell>
              <table:table-cell office:value-type="float" office:value="0.380007">
                <text:p>0.380007</text:p>
              </table:table-cell>
              <table:table-cell office:value-type="float" office:value="0.636428">
                <text:p>0.63642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480002">
                <text:p>0.480002</text:p>
              </table:table-cell>
              <table:table-cell office:value-type="float" office:value="0.416232">
                <text:p>0.416232</text:p>
              </table:table-cell>
              <table:table-cell office:value-type="float" office:value="0.598219">
                <text:p>0.59821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491762">
                <text:p>0.491762</text:p>
              </table:table-cell>
              <table:table-cell office:value-type="float" office:value="0.419014">
                <text:p>0.419014</text:p>
              </table:table-cell>
              <table:table-cell office:value-type="float" office:value="0.595788">
                <text:p>0.59578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515959">
                <text:p>0.515959</text:p>
              </table:table-cell>
              <table:table-cell office:value-type="float" office:value="0.431906">
                <text:p>0.431906</text:p>
              </table:table-cell>
              <table:table-cell office:value-type="float" office:value="0.579438">
                <text:p>0.57943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41715">
                <text:p>0.541715</text:p>
              </table:table-cell>
              <table:table-cell office:value-type="float" office:value="0.44462">
                <text:p>0.44462</text:p>
              </table:table-cell>
              <table:table-cell office:value-type="float" office:value="0.563599">
                <text:p>0.56359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54799">
                <text:p>0.54799</text:p>
              </table:table-cell>
              <table:table-cell office:value-type="float" office:value="0.443061">
                <text:p>0.443061</text:p>
              </table:table-cell>
              <table:table-cell office:value-type="float" office:value="0.564239">
                <text:p>0.56423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585739">
                <text:p>0.585739</text:p>
              </table:table-cell>
              <table:table-cell office:value-type="float" office:value="0.467769">
                <text:p>0.467769</text:p>
              </table:table-cell>
              <table:table-cell office:value-type="float" office:value="0.536814">
                <text:p>0.53681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644646">
                <text:p>0.644646</text:p>
              </table:table-cell>
              <table:table-cell office:value-type="float" office:value="0.517402">
                <text:p>0.517402</text:p>
              </table:table-cell>
              <table:table-cell office:value-type="float" office:value="0.489886">
                <text:p>0.48988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53643">
                <text:p>0.653643</text:p>
              </table:table-cell>
              <table:table-cell office:value-type="float" office:value="0.513653">
                <text:p>0.513653</text:p>
              </table:table-cell>
              <table:table-cell office:value-type="float" office:value="0.487955">
                <text:p>0.4879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